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7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75">
      <style:graphic-properties draw:fill="none" draw:stroke="solid" svg:stroke-width="0.00694in" svg:stroke-color="#5b9bd5" draw:marker-end="a1774" svg:stroke-opacity="100%" draw:stroke-linejoin="miter" svg:stroke-linecap="butt"/>
    </style:style>
    <style:style style:family="graphic" style:name="a1777">
      <style:graphic-properties draw:fill="none" draw:stroke="solid" svg:stroke-width="0.00694in" svg:stroke-color="#5b9bd5" draw:marker-end="a1776" svg:stroke-opacity="100%" draw:stroke-linejoin="miter" svg:stroke-linecap="butt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1">
      <style:graphic-properties draw:fill="none" draw:stroke="solid" svg:stroke-width="0.00694in" svg:stroke-color="#5b9bd5" draw:marker-end="a1190" svg:stroke-opacity="100%" draw:stroke-linejoin="miter" svg:stroke-linecap="butt"/>
    </style:style>
    <style:style style:family="text" style:name="a15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draw:fill="none" draw:stroke="solid" svg:stroke-width="0.00694in" svg:stroke-color="#5b9bd5" draw:marker-end="a1192" svg:stroke-opacity="100%" draw:stroke-linejoin="miter" svg:stroke-linecap="butt"/>
    </style:style>
    <style:style style:family="graphic" style:name="a15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draw:fill="none" draw:stroke="solid" svg:stroke-width="0.00694in" svg:stroke-color="#5b9bd5" draw:marker-end="a1194" svg:stroke-opacity="100%" draw:stroke-linejoin="miter" svg:stroke-linecap="butt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7">
      <style:graphic-properties draw:fill="none" draw:stroke="solid" svg:stroke-width="0.00694in" svg:stroke-color="#5b9bd5" draw:marker-end="a1196" svg:stroke-opacity="100%" draw:stroke-linejoin="miter" svg:stroke-linecap="butt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draw:fill="none" draw:stroke="solid" svg:stroke-width="0.00694in" svg:stroke-color="#5b9bd5" draw:marker-end="a1198" svg:stroke-opacity="100%" draw:stroke-linejoin="miter" svg:stroke-linecap="butt"/>
    </style:style>
    <style:style style:family="graphic" style:name="a152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1">
      <style:graphic-properties draw:fill="none" draw:stroke="solid" svg:stroke-width="0.00694in" svg:stroke-color="#5b9bd5" draw:marker-end="a1650" svg:stroke-opacity="100%" draw:stroke-linejoin="miter" svg:stroke-linecap="butt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57">
      <style:graphic-properties draw:fill="none" draw:stroke="solid" svg:stroke-width="0.00694in" svg:stroke-color="#5b9bd5" draw:marker-end="a1656" svg:stroke-opacity="100%" draw:stroke-linejoin="miter" svg:stroke-linecap="butt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draw:fill="none" draw:stroke="solid" svg:stroke-width="0.00694in" svg:stroke-color="#5b9bd5" draw:marker-end="a1400" svg:stroke-opacity="100%" draw:stroke-linejoin="miter" svg:stroke-linecap="butt"/>
    </style:style>
    <style:style style:family="paragraph" style:name="a17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03">
      <style:graphic-properties draw:fill="none" draw:stroke="solid" svg:stroke-width="0.00694in" svg:stroke-color="#5b9bd5" draw:marker-end="a1402" svg:stroke-opacity="100%" draw:stroke-linejoin="miter" svg:stroke-linecap="butt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5">
      <style:graphic-properties draw:fill="none" draw:stroke="solid" svg:stroke-width="0.00694in" svg:stroke-color="#5b9bd5" draw:marker-end="a1404" svg:stroke-opacity="100%" draw:stroke-linejoin="miter" svg:stroke-linecap="butt"/>
    </style:style>
    <style:style style:family="paragraph" style:name="a17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07">
      <style:graphic-properties draw:fill="none" draw:stroke="solid" svg:stroke-width="0.00694in" svg:stroke-color="#5b9bd5" draw:marker-end="a1406" svg:stroke-opacity="100%" draw:stroke-linejoin="miter" svg:stroke-linecap="butt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67">
      <style:graphic-properties draw:fill="none" draw:stroke="solid" svg:stroke-width="0.00694in" svg:stroke-color="#5b9bd5" draw:marker-end="a1666" svg:stroke-opacity="100%" draw:stroke-linejoin="miter" svg:stroke-linecap="butt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1">
      <style:graphic-properties draw:fill="none" draw:stroke="solid" svg:stroke-width="0.00694in" svg:stroke-color="#5b9bd5" draw:marker-end="a1790" svg:stroke-opacity="100%" draw:stroke-linejoin="miter" svg:stroke-linecap="butt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3">
      <style:graphic-properties draw:fill="none" draw:stroke="solid" svg:stroke-width="0.00694in" svg:stroke-color="#5b9bd5" draw:marker-end="a1792" svg:stroke-opacity="100%" draw:stroke-linejoin="miter" svg:stroke-linecap="butt"/>
    </style:style>
    <style:style style:family="graphic" style:name="a141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95">
      <style:graphic-properties draw:fill="none" draw:stroke="solid" svg:stroke-width="0.00694in" svg:stroke-color="#5b9bd5" draw:marker-end="a1794" svg:stroke-opacity="100%" draw:stroke-linejoin="miter" svg:stroke-linecap="butt"/>
    </style:style>
    <style:style style:family="graphic" style:name="a1412">
      <style:graphic-properties draw:fill="none" draw:stroke="solid" svg:stroke-width="0.00694in" svg:stroke-color="#5b9bd5" draw:marker-end="a1411" svg:stroke-opacity="100%" draw:stroke-linejoin="miter" svg:stroke-linecap="but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none" draw:stroke="solid" svg:stroke-width="0.00694in" svg:stroke-color="#5b9bd5" draw:marker-end="a1796" svg:stroke-opacity="100%" draw:stroke-linejoin="miter" svg:stroke-linecap="butt"/>
    </style:style>
    <style:style style:family="graphic" style:name="a1414">
      <style:graphic-properties draw:fill="none" draw:stroke="solid" svg:stroke-width="0.00694in" svg:stroke-color="#5b9bd5" draw:marker-end="a1413" svg:stroke-opacity="100%" draw:stroke-linejoin="miter" svg:stroke-linecap="butt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none" draw:stroke="solid" svg:stroke-width="0.00694in" svg:stroke-color="#5b9bd5" draw:marker-end="a1798" svg:stroke-opacity="100%" draw:stroke-linejoin="miter" svg:stroke-linecap="butt"/>
    </style:style>
    <style:style style:family="graphic" style:name="a1416">
      <style:graphic-properties draw:fill="none" draw:stroke="solid" svg:stroke-width="0.00694in" svg:stroke-color="#5b9bd5" draw:marker-end="a1415" svg:stroke-opacity="100%" draw:stroke-linejoin="miter" svg:stroke-linecap="butt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draw:fill="none" draw:stroke="solid" svg:stroke-width="0.00694in" svg:stroke-color="#5b9bd5" draw:marker-end="a1417" svg:stroke-opacity="100%" draw:stroke-linejoin="miter" svg:stroke-linecap="butt"/>
    </style:style>
    <style:style style:family="graphic" style:name="a15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73">
      <style:graphic-properties draw:fill="none" draw:stroke="solid" svg:stroke-width="0.00694in" svg:stroke-color="#5b9bd5" draw:marker-end="a1672" svg:stroke-opacity="100%" draw:stroke-linejoin="miter" svg:stroke-linecap="butt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79">
      <style:graphic-properties draw:fill="none" draw:stroke="solid" svg:stroke-width="0.00694in" svg:stroke-color="#5b9bd5" draw:marker-end="a1678" svg:stroke-opacity="100%" draw:stroke-linejoin="miter" svg:stroke-linecap="butt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0">
      <style:graphic-properties draw:fill="none" draw:stroke="solid" svg:stroke-width="0.00694in" svg:stroke-color="#5b9bd5" draw:marker-end="a1419" svg:stroke-opacity="100%" draw:stroke-linejoin="miter" svg:stroke-linecap="butt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2">
      <style:graphic-properties draw:fill="none" draw:stroke="solid" svg:stroke-width="0.00694in" svg:stroke-color="#5b9bd5" draw:marker-end="a1421" svg:stroke-opacity="100%" draw:stroke-linejoin="miter" svg:stroke-linecap="butt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24">
      <style:graphic-properties draw:fill="none" draw:stroke="solid" svg:stroke-width="0.00694in" svg:stroke-color="#5b9bd5" draw:marker-end="a1423" svg:stroke-opacity="100%" draw:stroke-linejoin="miter" svg:stroke-linecap="butt"/>
    </style:style>
    <style:style style:family="text" style:name="a10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2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54">
      <style:graphic-properties draw:fill="none" draw:stroke="solid" svg:stroke-width="0.00694in" svg:stroke-color="#5b9bd5" draw:marker-end="a1553" svg:stroke-opacity="100%" draw:stroke-linejoin="miter" svg:stroke-linecap="butt"/>
    </style:style>
    <style:style style:family="graphic" style:name="a1556">
      <style:graphic-properties draw:fill="none" draw:stroke="solid" svg:stroke-width="0.00694in" svg:stroke-color="#5b9bd5" draw:marker-end="a1555" svg:stroke-opacity="100%" draw:stroke-linejoin="miter" svg:stroke-linecap="butt"/>
    </style:style>
    <style:style style:family="graphic" style:name="a1558">
      <style:graphic-properties draw:fill="none" draw:stroke="solid" svg:stroke-width="0.00694in" svg:stroke-color="#5b9bd5" draw:marker-end="a1557" svg:stroke-opacity="100%" draw:stroke-linejoin="miter" svg:stroke-linecap="butt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draw:fill="none" draw:stroke="solid" svg:stroke-width="0.00694in" svg:stroke-color="#5b9bd5" draw:marker-end="a1559" svg:stroke-opacity="100%" draw:stroke-linejoin="miter" svg:stroke-linecap="butt"/>
    </style:style>
    <style:style style:family="graphic" style:name="a1562">
      <style:graphic-properties draw:fill="none" draw:stroke="solid" svg:stroke-width="0.00694in" svg:stroke-color="#5b9bd5" draw:marker-end="a1561" svg:stroke-opacity="100%" draw:stroke-linejoin="miter" svg:stroke-linecap="butt"/>
    </style:style>
    <style:style style:family="graphic" style:name="a1564">
      <style:graphic-properties draw:fill="none" draw:stroke="solid" svg:stroke-width="0.00694in" svg:stroke-color="#5b9bd5" draw:marker-end="a1563" svg:stroke-opacity="100%" draw:stroke-linejoin="miter" svg:stroke-linecap="butt"/>
    </style:style>
    <style:style style:family="graphic" style:name="a1566">
      <style:graphic-properties draw:fill="none" draw:stroke="solid" svg:stroke-width="0.00694in" svg:stroke-color="#5b9bd5" draw:marker-end="a1565" svg:stroke-opacity="100%" draw:stroke-linejoin="miter" svg:stroke-linecap="butt"/>
    </style:style>
    <style:style style:family="graphic" style:name="a1568">
      <style:graphic-properties draw:fill="none" draw:stroke="solid" svg:stroke-width="0.00694in" svg:stroke-color="#5b9bd5" draw:marker-end="a1567" svg:stroke-opacity="100%" draw:stroke-linejoin="miter" svg:stroke-linecap="butt"/>
    </style:style>
    <style:style style:family="text" style:name="a15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draw:fill="solid" draw:fill-color="#5b9bd5" draw:opacity="100%" draw:stroke="solid" svg:stroke-width="0.02778in" svg:stroke-color="#41719c" svg:stroke-opacity="100%"/>
    </style:style>
    <style:style style:family="graphic" style:name="a131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42">
      <style:graphic-properties draw:fill="none" draw:stroke="solid" svg:stroke-width="0.00694in" svg:stroke-color="#5b9bd5" draw:marker-end="a1441" svg:stroke-opacity="100%" draw:stroke-linejoin="miter" svg:stroke-linecap="butt"/>
    </style:style>
    <style:style style:family="graphic" style:name="a1444">
      <style:graphic-properties draw:fill="none" draw:stroke="solid" svg:stroke-width="0.00694in" svg:stroke-color="#5b9bd5" draw:marker-end="a1443" svg:stroke-opacity="100%" draw:stroke-linejoin="miter" svg:stroke-linecap="butt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28">
      <style:graphic-properties draw:fill="none" draw:stroke="solid" svg:stroke-width="0.00694in" svg:stroke-color="#5b9bd5" draw:marker-end="a1327" svg:stroke-opacity="100%" draw:stroke-linejoin="miter" svg:stroke-linecap="butt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54">
      <style:graphic-properties draw:fill="none" draw:stroke="solid" svg:stroke-width="0.00694in" svg:stroke-color="#5b9bd5" draw:marker-end="a1453" svg:stroke-opacity="100%" draw:stroke-linejoin="miter" svg:stroke-linecap="butt"/>
    </style:style>
    <style:style style:family="graphic" style:name="a1456">
      <style:graphic-properties draw:fill="none" draw:stroke="solid" svg:stroke-width="0.00694in" svg:stroke-color="#5b9bd5" draw:marker-end="a1455" svg:stroke-opacity="100%" draw:stroke-linejoin="miter" svg:stroke-linecap="butt"/>
    </style:style>
    <style:style style:family="graphic" style:name="a1458">
      <style:graphic-properties draw:fill="none" draw:stroke="solid" svg:stroke-width="0.00694in" svg:stroke-color="#5b9bd5" draw:marker-end="a1457" svg:stroke-opacity="100%" draw:stroke-linejoin="miter" svg:stroke-linecap="butt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draw:fill="none" draw:stroke="solid" svg:stroke-width="0.00694in" svg:stroke-color="#5b9bd5" draw:marker-end="a1200" svg:stroke-opacity="100%" draw:stroke-linejoin="miter" svg:stroke-linecap="butt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draw:fill="none" draw:stroke="solid" svg:stroke-width="0.00694in" svg:stroke-color="#5b9bd5" draw:marker-end="a1202" svg:stroke-opacity="100%" draw:stroke-linejoin="miter" svg:stroke-linecap="butt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none" draw:stroke="solid" svg:stroke-width="0.00694in" svg:stroke-color="#5b9bd5" draw:marker-end="a1204" svg:stroke-opacity="100%" draw:stroke-linejoin="miter" svg:stroke-linecap="butt"/>
    </style:style>
    <style:style style:family="graphic" style:name="a15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none" draw:stroke="solid" svg:stroke-width="0.00694in" svg:stroke-color="#5b9bd5" draw:marker-end="a1206" svg:stroke-opacity="100%" draw:stroke-linejoin="miter" svg:stroke-linecap="butt"/>
    </style:style>
    <style:style style:family="graphic" style:name="a1209">
      <style:graphic-properties draw:fill="none" draw:stroke="solid" svg:stroke-width="0.00694in" svg:stroke-color="#5b9bd5" draw:marker-end="a1208" svg:stroke-opacity="100%" draw:stroke-linejoin="miter" svg:stroke-linecap="butt"/>
    </style:style>
    <style:style style:family="graphic" style:name="a1330">
      <style:graphic-properties draw:fill="none" draw:stroke="solid" svg:stroke-width="0.00694in" svg:stroke-color="#5b9bd5" draw:marker-end="a1329" svg:stroke-opacity="100%" draw:stroke-linejoin="miter" svg:stroke-linecap="butt"/>
    </style:style>
    <style:style style:family="graphic" style:name="a1332">
      <style:graphic-properties draw:fill="none" draw:stroke="solid" svg:stroke-width="0.00694in" svg:stroke-color="#5b9bd5" draw:marker-end="a1331" svg:stroke-opacity="100%" draw:stroke-linejoin="miter" svg:stroke-linecap="butt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17">
      <style:graphic-properties draw:fill="none" draw:stroke="solid" svg:stroke-width="0.00694in" svg:stroke-color="#5b9bd5" draw:marker-end="a1216" svg:stroke-opacity="100%" draw:stroke-linejoin="miter" svg:stroke-linecap="butt"/>
    </style:style>
    <style:style style:family="graphic" style:name="a1219">
      <style:graphic-properties draw:fill="none" draw:stroke="solid" svg:stroke-width="0.00694in" svg:stroke-color="#5b9bd5" draw:marker-end="a1218" svg:stroke-opacity="100%" draw:stroke-linejoin="miter" svg:stroke-linecap="butt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1">
      <style:graphic-properties draw:fill="none" draw:stroke="solid" svg:stroke-width="0.00694in" svg:stroke-color="#5b9bd5" draw:marker-end="a1800" svg:stroke-opacity="100%" draw:stroke-linejoin="miter" svg:stroke-linecap="butt"/>
    </style:style>
    <style:style style:family="graphic" style:name="a14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03">
      <style:graphic-properties draw:fill="none" draw:stroke="solid" svg:stroke-width="0.00694in" svg:stroke-color="#5b9bd5" draw:marker-end="a1802" svg:stroke-opacity="100%" draw:stroke-linejoin="miter" svg:stroke-linecap="butt"/>
    </style:style>
    <style:style style:family="graphic" style:name="a1476">
      <style:graphic-properties draw:fill="none" draw:stroke="solid" svg:stroke-width="0.00694in" svg:stroke-color="#5b9bd5" draw:marker-end="a1475" svg:stroke-opacity="100%" draw:stroke-linejoin="miter" svg:stroke-linecap="butt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draw:fill="none" draw:stroke="solid" svg:stroke-width="0.00694in" svg:stroke-color="#5b9bd5" draw:marker-end="a1477" svg:stroke-opacity="100%" draw:stroke-linejoin="miter" svg:stroke-linecap="butt"/>
    </style:style>
    <style:style style:family="paragraph" style:name="a1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09">
      <style:graphic-properties draw:fill="none" draw:stroke="solid" svg:stroke-width="0.00694in" svg:stroke-color="#5b9bd5" draw:marker-end="a1808" svg:stroke-opacity="100%" draw:stroke-linejoin="miter" svg:stroke-linecap="butt"/>
    </style:style>
    <style:style style:family="graphic" style:name="a1220">
      <style:graphic-properties draw:fill="none" draw:stroke="solid" svg:stroke-width="0.02362in" svg:stroke-color="#808080" svg:stroke-opacity="100%" draw:stroke-linejoin="miter" svg:stroke-linecap="butt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8">
      <style:graphic-properties draw:fill="none" draw:stroke="solid" svg:stroke-width="0.00694in" svg:stroke-color="#5b9bd5" draw:marker-end="a1227" svg:stroke-opacity="100%" draw:stroke-linejoin="miter" svg:stroke-linecap="butt"/>
    </style:style>
    <style:style style:family="graphic" style:name="a13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52">
      <style:graphic-properties draw:fill="none" draw:stroke="solid" svg:stroke-width="0.00694in" svg:stroke-color="#5b9bd5" draw:marker-end="a1351" svg:stroke-opacity="100%" draw:stroke-linejoin="miter" svg:stroke-linecap="butt"/>
    </style:style>
    <style:style style:family="graphic" style:name="a1354">
      <style:graphic-properties draw:fill="none" draw:stroke="solid" svg:stroke-width="0.00694in" svg:stroke-color="#5b9bd5" draw:marker-end="a1353" svg:stroke-opacity="100%" draw:stroke-linejoin="miter" svg:stroke-linecap="butt"/>
    </style:style>
    <style:style style:family="graphic" style:name="a1356">
      <style:graphic-properties draw:fill="none" draw:stroke="solid" svg:stroke-width="0.00694in" svg:stroke-color="#5b9bd5" draw:marker-end="a1355" svg:stroke-opacity="100%" draw:stroke-linejoin="miter" svg:stroke-linecap="butt"/>
    </style:style>
    <style:style style:family="graphic" style:name="a1358">
      <style:graphic-properties draw:fill="none" draw:stroke="solid" svg:stroke-width="0.00694in" svg:stroke-color="#5b9bd5" draw:marker-end="a1357" svg:stroke-opacity="100%" draw:stroke-linejoin="miter" svg:stroke-linecap="butt"/>
    </style:style>
    <style:style style:family="graphic" style:name="a1480">
      <style:graphic-properties draw:fill="none" draw:stroke="solid" svg:stroke-width="0.00694in" svg:stroke-color="#5b9bd5" draw:marker-end="a1479" svg:stroke-opacity="100%" draw:stroke-linejoin="miter" svg:stroke-linecap="butt"/>
    </style:style>
    <style:style style:family="graphic" style:name="a1482">
      <style:graphic-properties draw:fill="none" draw:stroke="solid" svg:stroke-width="0.00694in" svg:stroke-color="#5b9bd5" draw:marker-end="a1481" svg:stroke-opacity="100%" draw:stroke-linejoin="miter" svg:stroke-linecap="butt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draw:fill="none" draw:stroke="solid" svg:stroke-width="0.00694in" svg:stroke-color="#5b9bd5" draw:marker-end="a1483" svg:stroke-opacity="100%" draw:stroke-linejoin="miter" svg:stroke-linecap="butt"/>
    </style:style>
    <style:style style:family="paragraph" style:name="a1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5">
      <style:graphic-properties draw:fill="none" draw:stroke="solid" svg:stroke-width="0.00694in" svg:stroke-color="#5b9bd5" draw:marker-end="a1814" svg:stroke-opacity="100%" draw:stroke-linejoin="miter" svg:stroke-linecap="butt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1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draw:fill="none" draw:stroke="solid" svg:stroke-width="0.00694in" svg:stroke-color="#5b9bd5" draw:marker-end="a1229" svg:stroke-opacity="100%" draw:stroke-linejoin="miter" svg:stroke-linecap="but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draw:fill="none" draw:stroke="solid" svg:stroke-width="0.00694in" svg:stroke-color="#5b9bd5" draw:marker-end="a1359" svg:stroke-opacity="100%" draw:stroke-linejoin="miter" svg:stroke-linecap="butt"/>
    </style:style>
    <style:style style:family="graphic" style:name="a1362">
      <style:graphic-properties draw:fill="none" draw:stroke="solid" svg:stroke-width="0.00694in" svg:stroke-color="#5b9bd5" draw:marker-end="a1361" svg:stroke-opacity="100%" draw:stroke-linejoin="miter" svg:stroke-linecap="butt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draw:fill="solid" draw:fill-color="#5b9bd5" draw:opacity="100%" draw:stroke="solid" svg:stroke-width="0.02778in" svg:stroke-color="#41719c" svg:stroke-opacity="100%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2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9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draw:fill="solid" draw:fill-color="#5b9bd5" draw:opacity="100%" draw:stroke="solid" svg:stroke-width="0.02778in" svg:stroke-color="#41719c" svg:stroke-opacity="100%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1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draw:fill="none" draw:stroke="solid" svg:stroke-width="0.00694in" svg:stroke-color="#5b9bd5" draw:marker-end="a1239" svg:stroke-opacity="100%" draw:stroke-linejoin="miter" svg:stroke-linecap="butt"/>
    </style:style>
    <style:style style:family="graphic" style:name="a1242">
      <style:graphic-properties draw:fill="none" draw:stroke="solid" svg:stroke-width="0.00694in" svg:stroke-color="#5b9bd5" draw:marker-end="a1241" svg:stroke-opacity="100%" draw:stroke-linejoin="miter" svg:stroke-linecap="butt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56">
      <style:graphic-properties draw:fill="none" draw:stroke="solid" svg:stroke-width="0.00694in" svg:stroke-color="#5b9bd5" draw:marker-end="a1255" svg:stroke-opacity="100%" draw:stroke-linejoin="miter" svg:stroke-linecap="butt"/>
    </style:style>
    <style:style style:family="graphic" style:name="a1258">
      <style:graphic-properties draw:fill="none" draw:stroke="solid" svg:stroke-width="0.00694in" svg:stroke-color="#5b9bd5" draw:marker-end="a1257" svg:stroke-opacity="100%" draw:stroke-linejoin="miter" svg:stroke-linecap="butt"/>
    </style:style>
    <style:style style:family="graphic" style:name="a13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34">
      <style:graphic-properties draw:fill="none" draw:stroke="solid" svg:stroke-width="0.00694in" svg:stroke-color="#5b9bd5" draw:marker-end="a1133" svg:stroke-opacity="100%" draw:stroke-linejoin="miter" svg:stroke-linecap="butt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draw:fill="none" draw:stroke="solid" svg:stroke-width="0.00694in" svg:stroke-color="#5b9bd5" draw:marker-end="a1259" svg:stroke-opacity="100%" draw:stroke-linejoin="miter" svg:stroke-linecap="butt"/>
    </style:style>
    <style:style style:family="graphic" style:name="a1262">
      <style:graphic-properties draw:fill="none" draw:stroke="solid" svg:stroke-width="0.00694in" svg:stroke-color="#5b9bd5" draw:marker-end="a1261" svg:stroke-opacity="100%" draw:stroke-linejoin="miter" svg:stroke-linecap="butt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2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draw:fill="none" draw:stroke="solid" svg:stroke-width="0.00694in" svg:stroke-color="#5b9bd5" draw:marker-end="a1398" svg:stroke-opacity="100%" draw:stroke-linejoin="miter" svg:stroke-linecap="butt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draw:fill="solid" draw:fill-color="#5b9bd5" draw:opacity="100%" draw:stroke="solid" svg:stroke-width="0.02778in" svg:stroke-color="#41719c" svg:stroke-opacity="100%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draw:fill="none" draw:stroke="solid" svg:stroke-width="0.00694in" svg:stroke-color="#5b9bd5" draw:marker-end="a1622" svg:stroke-opacity="100%" draw:stroke-linejoin="miter" svg:stroke-linecap="butt"/>
    </style:style>
    <style:style style:family="graphic" style:name="a12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5">
      <style:graphic-properties draw:fill="none" draw:stroke="solid" svg:stroke-width="0.00694in" svg:stroke-color="#5b9bd5" draw:marker-end="a1624" svg:stroke-opacity="100%" draw:stroke-linejoin="miter" svg:stroke-linecap="butt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27">
      <style:graphic-properties draw:fill="none" draw:stroke="solid" svg:stroke-width="0.00694in" svg:stroke-color="#5b9bd5" draw:marker-end="a1626" svg:stroke-opacity="100%" draw:stroke-linejoin="miter" svg:stroke-linecap="butt"/>
    </style:style>
    <style:style style:family="graphic" style:name="a1629">
      <style:graphic-properties draw:fill="none" draw:stroke="solid" svg:stroke-width="0.00694in" svg:stroke-color="#5b9bd5" draw:marker-end="a1628" svg:stroke-opacity="100%" draw:stroke-linejoin="miter" svg:stroke-linecap="butt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draw:fill="none" draw:stroke="solid" svg:stroke-width="0.00694in" svg:stroke-color="#5b9bd5" draw:marker-end="a1171" svg:stroke-opacity="100%" draw:stroke-linejoin="miter" svg:stroke-linecap="butt"/>
    </style:style>
    <style:style style:family="graphic" style:name="a150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draw:fill="none" draw:stroke="solid" svg:stroke-width="0.00694in" svg:stroke-color="#5b9bd5" draw:marker-end="a1173" svg:stroke-opacity="100%" draw:stroke-linejoin="miter" svg:stroke-linecap="butt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9">
      <style:graphic-properties draw:fill="none" draw:stroke="solid" svg:stroke-width="0.00694in" svg:stroke-color="#5b9bd5" draw:marker-end="a1178" svg:stroke-opacity="100%" draw:stroke-linejoin="miter" svg:stroke-linecap="butt"/>
    </style:style>
    <style:style style:family="text" style:name="a15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draw:fill="none" draw:stroke="solid" svg:stroke-width="0.00694in" svg:stroke-color="#5b9bd5" draw:marker-end="a1630" svg:stroke-opacity="100%" draw:stroke-linejoin="miter" svg:stroke-linecap="butt"/>
    </style:style>
    <style:style style:family="graphic" style:name="a1633">
      <style:graphic-properties draw:fill="none" draw:stroke="solid" svg:stroke-width="0.00694in" svg:stroke-color="#5b9bd5" draw:marker-end="a1632" svg:stroke-opacity="100%" draw:stroke-linejoin="miter" svg:stroke-linecap="butt"/>
    </style:style>
    <style:style style:family="graphic" style:name="a1635">
      <style:graphic-properties draw:fill="none" draw:stroke="solid" svg:stroke-width="0.00694in" svg:stroke-color="#5b9bd5" draw:marker-end="a1634" svg:stroke-opacity="100%" draw:stroke-linejoin="miter" svg:stroke-linecap="butt"/>
    </style:style>
    <style:style style:family="graphic" style:name="a1637">
      <style:graphic-properties draw:fill="none" draw:stroke="solid" svg:stroke-width="0.00694in" svg:stroke-color="#5b9bd5" draw:marker-end="a1636" svg:stroke-opacity="100%" draw:stroke-linejoin="miter" svg:stroke-linecap="butt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draw:fill="none" draw:stroke="solid" svg:stroke-width="0.00694in" svg:stroke-color="#5b9bd5" draw:marker-end="a1759" svg:stroke-opacity="100%" draw:stroke-linejoin="miter" svg:stroke-linecap="butt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69">
      <style:graphic-properties draw:fill="none" draw:stroke="solid" svg:stroke-width="0.00694in" svg:stroke-color="#5b9bd5" draw:marker-end="a1768" svg:stroke-opacity="100%" draw:stroke-linejoin="miter" svg:stroke-linecap="butt"/>
    </style:style>
    <style:style style:family="graphic" style:name="a1181">
      <style:graphic-properties draw:fill="none" draw:stroke="solid" svg:stroke-width="0.00694in" svg:stroke-color="#5b9bd5" draw:marker-end="a1180" svg:stroke-opacity="100%" draw:stroke-linejoin="miter" svg:stroke-linecap="butt"/>
    </style:style>
    <style:style style:family="graphic" style:name="a151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6">
      <style:graphic-properties draw:fill="none" draw:stroke="solid" svg:stroke-width="0.00694in" svg:stroke-color="#5b9bd5" draw:marker-end="a1185" svg:stroke-opacity="100%" draw:stroke-linejoin="miter" svg:stroke-linecap="butt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47">
      <style:graphic-properties draw:fill="none" draw:stroke="solid" svg:stroke-width="0.00694in" svg:stroke-color="#5b9bd5" draw:marker-end="a1646" svg:stroke-opacity="100%" draw:stroke-linejoin="miter" svg:stroke-linecap="butt"/>
    </style:style>
    <style:style style:family="graphic" style:name="a1649">
      <style:graphic-properties draw:fill="none" draw:stroke="solid" svg:stroke-width="0.00694in" svg:stroke-color="#5b9bd5" draw:marker-end="a1648" svg:stroke-opacity="100%" draw:stroke-linejoin="miter" svg:stroke-linecap="butt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3" draw:style-name="a1081" draw:master-page-name="Master1-Layout7-blank-En-blanco" presentation:presentation-page-layout-name="Master1-PPL7" draw:id="Slide-258">
        <draw:custom-shape svg:x="0.24639in" svg:y="0.51496in" svg:width="1.10927in" svg:height="0.61831in" draw:id="id136" draw:style-name="a1084" draw:name="Forma libre 13">
          <svg:title/>
          <svg:desc/>
          <text:p text:style-name="a1083" text:class-names="" text:cond-style-name=""><text:span text:style-name="a1082" text:class-names="">Cliente solicita un turno por trabajo en garantí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9637in" svg:y="0.50886in" svg:width="1.1603in" svg:height="0.61189in" draw:id="id137" draw:style-name="a1087" draw:name="Forma libre 14">
          <svg:title/>
          <svg:desc/>
          <text:p text:style-name="a1086" text:class-names="" text:cond-style-name=""><text:span text:style-name="a1085" text:class-names="">Verifica datos del cliente, unidad y período de vigencia de garantí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.0067in" svg:width="1.53979in" svg:height="8.26772in" draw:id="id138" draw:style-name="a1090" draw:name="Rectángulo 15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.54098in" svg:y="0.0067in" svg:width="3.17886in" svg:height="8.26772in" draw:id="id139" draw:style-name="a1093" draw:name="Rectángulo 16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24in" svg:y="0.0067in" svg:width="3.50191in" svg:height="8.26772in" draw:id="id140" draw:style-name="a1096" draw:name="Rectángulo 17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5042in" svg:y="0.0067in" svg:width="3.17554in" svg:height="0.387in" draw:id="id141" draw:style-name="a1099" draw:name="Forma libre 18">
          <svg:title/>
          <svg:desc/>
          <text:p text:style-name="a1098" text:class-names="" text:cond-style-name=""><text:span text:style-name="a1097" text:class-names="">Responsable de Garantí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71984in" svg:y="0.0067in" svg:width="2.79724in" svg:height="0.387in" draw:id="id142" draw:style-name="a1102" draw:name="Forma libre 19">
          <svg:title/>
          <svg:desc/>
          <text:p text:style-name="a1101" text:class-names="" text:cond-style-name=""><text:span text:style-name="a1100" text:class-names="">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5224in" svg:y="0.0067in" svg:width="1.77165in" svg:height="0.387in" draw:id="id143" draw:style-name="a1105" draw:name="Forma libre 20">
          <svg:title/>
          <svg:desc/>
          <text:p text:style-name="a1104" text:class-names="" text:cond-style-name=""><text:span text:style-name="a1103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2874in" svg:y="7.05086in" svg:width="1.19342in" svg:height="0.72368in" draw:id="id144" draw:style-name="a1108" draw:name="Forma libre 25">
          <svg:title/>
          <svg:desc/>
          <text:p text:style-name="a1107" text:class-names="" text:cond-style-name=""><text:span text:style-name="a1106" text:class-names="">Realiza inspección. Determina si la pieza dañada corresponde a garantí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4369in" svg:y="1.36763in" svg:width="1.04523in" svg:height="0.63964in" draw:id="id145" draw:style-name="a1111" draw:name="Forma libre 28">
          <svg:title/>
          <svg:desc/>
          <text:p text:style-name="a1110" text:class-names="" text:cond-style-name=""><text:span text:style-name="a1109" text:class-names="">Gestión de Servicios Taller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0in" svg:y="0.0067in" svg:width="1.55844in" svg:height="0.387in" draw:id="id146" draw:style-name="a1114" draw:name="Forma libre 31">
          <svg:title/>
          <svg:desc/>
          <text:p text:style-name="a1113" text:class-names="" text:cond-style-name=""><text:span text:style-name="a1112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84275in" svg:y="6.26379in" svg:width="1.14173in" svg:height="0.59055in" draw:id="id147" draw:style-name="a1117" draw:name="Forma libre 32">
          <svg:title/>
          <svg:desc/>
          <text:p text:style-name="a1116" text:class-names="" text:cond-style-name=""><text:span text:style-name="a1115" text:class-names="">Jefe de taller aprueba el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8076in" svg:y="1.89189in" svg:width="1.37795in" svg:height="0.3937in" draw:id="id148" draw:style-name="a1120" draw:name="Forma libre 36">
          <svg:title/>
          <svg:desc/>
          <text:p text:style-name="a1119" text:class-names="" text:cond-style-name=""><text:span text:style-name="a1118" text:class-names="">¿Es 1er servici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9.28873in" svg:y="0.0067in" svg:width="1.73557in" svg:height="8.26772in" draw:id="id149" draw:style-name="a1123" draw:name="Rectángulo 40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1126" draw:name="CuadroTexto 49" svg:x="1.55042in" svg:y="1.93157in" svg:width="0.69469in" svg:height="0.38075in">
          <draw:text-box>
            <text:p text:style-name="a1125" text:class-names="" text:cond-style-name=""><text:span text:style-name="a1124" text:class-names="">NO, reparación</text:span></text:p>
          </draw:text-box>
          <svg:title/>
          <svg:desc/>
        </draw:frame>
        <draw:frame draw:id="id151" draw:style-name="a1129" draw:name="CuadroTexto 50" svg:x="0.82802in" svg:y="2.35966in" svg:width="0.31457in" svg:height="0.20866in">
          <draw:text-box>
            <text:p text:style-name="a1128" text:class-names="" text:cond-style-name=""><text:span text:style-name="a1127" text:class-names="">SI</text:span></text:p>
          </draw:text-box>
          <svg:title/>
          <svg:desc/>
        </draw:frame>
        <draw:custom-shape svg:x="0.16101in" svg:y="2.71702in" svg:width="1.22047in" svg:height="0.61747in" draw:id="id152" draw:style-name="a1132" draw:name="Forma libre 62">
          <svg:title/>
          <svg:desc/>
          <text:p text:style-name="a1131" text:class-names="" text:cond-style-name=""><text:span text:style-name="a1130" text:class-names="">Informa/ presenta el cupón de garantía d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76973in" svg:y1="2.28559in" draw:start-shape="id148" draw:start-glue-point="2" svg:x2="0.77124in" svg:y2="2.71702in" draw:end-shape="id152" draw:end-glue-point="0" draw:id="id153" draw:style-name="a1134" draw:name="Conector recto de flecha 64">
          <svg:title/>
          <svg:desc/>
        </draw:connector>
        <draw:custom-shape svg:x="1.96406in" svg:y="2.72672in" svg:width="1.06407in" svg:height="0.60776in" draw:id="id154" draw:style-name="a1137" draw:name="Forma libre 66">
          <svg:title/>
          <svg:desc/>
          <text:p text:style-name="a1136" text:class-names="" text:cond-style-name=""><text:span text:style-name="a1135" text:class-names="">Registra turn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44355in" svg:y="3.69467in" svg:width="1.14115in" svg:height="0.70061in" draw:id="id155" draw:style-name="a1140" draw:name="Forma libre 67">
          <svg:title/>
          <svg:desc/>
          <text:p text:style-name="a1139" text:class-names="" text:cond-style-name=""><text:span text:style-name="a1138" text:class-names="">Ingresa datos en la pre orden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234in" svg:y="3.7062in" svg:width="1.18801in" svg:height="0.67754in" draw:id="id156" draw:style-name="a1143" draw:name="Forma libre 68">
          <svg:title/>
          <svg:desc/>
          <text:p text:style-name="a1142" text:class-names="" text:cond-style-name=""><text:span text:style-name="a1141" text:class-names="">Recibe la unidad. Realiza el control de recepción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0046in" svg:y="5.37972in" svg:width="1.27152in" svg:height="0.72219in" draw:id="id157" draw:style-name="a1146" draw:name="Forma libre 72">
          <svg:title/>
          <svg:desc/>
          <text:p text:style-name="a1145" text:class-names="" text:cond-style-name=""><text:span text:style-name="a1144" text:class-names="">Genera la OR para el taller, con la codificación de ASRA según trabajo encarga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7078in" svg:y="4.67206in" svg:width="1.27904in" svg:height="0.69934in" draw:id="id158" draw:style-name="a1149" draw:name="Forma libre 73">
          <svg:title/>
          <svg:desc/>
          <text:p text:style-name="a1148" text:class-names="" text:cond-style-name=""><text:span text:style-name="a1147" text:class-names="">Realiza consulta de VIN. En caso de corresponder, registra RRT en OR. Adjunta <text:s text:c="1"/>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8234in" svg:y="5.44877in" svg:width="1.06407in" svg:height="0.60776in" draw:id="id159" draw:style-name="a1152" draw:name="Forma libre 74">
          <svg:title/>
          <svg:desc/>
          <text:p text:style-name="a1151" text:class-names="" text:cond-style-name=""><text:span text:style-name="a1150" text:class-names="">Recib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34421in" svg:y="6.25518in" svg:width="1.10344in" svg:height="0.60776in" draw:id="id160" draw:style-name="a1155" draw:name="Forma libre 75">
          <svg:title/>
          <svg:desc/>
          <text:p text:style-name="a1154" text:class-names="" text:cond-style-name=""><text:span text:style-name="a1153" text:class-names="">Realiza el pedido de piezas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2874in" svg:y="6.36123in" svg:width="1.18124in" svg:height="0.3937in" draw:id="id161" draw:style-name="a1158" draw:name="Forma libre 77">
          <svg:title/>
          <svg:desc/>
          <text:p text:style-name="a1157" text:class-names="" text:cond-style-name=""><text:span text:style-name="a1156" text:class-names="">¿Es servici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7.83418in" svg:y="7.12711in" svg:width="1.19342in" svg:height="0.57118in" draw:id="id162" draw:style-name="a1161" draw:name="Forma libre 78">
          <svg:title/>
          <svg:desc/>
          <text:p text:style-name="a1160" text:class-names="" text:cond-style-name=""><text:span text:style-name="a1159" text:class-names="">Comunica al responsable de garantí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9862in" svg:y="4.66245in" svg:width="1.19342in" svg:height="0.71292in" draw:id="id163" draw:style-name="a1164" draw:name="Forma libre 79">
          <svg:title/>
          <svg:desc/>
          <text:p text:style-name="a1163" text:class-names="" text:cond-style-name=""><text:span text:style-name="a1162" text:class-names="">Cliente firma document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28873in" svg:y="0.01149in" svg:width="1.73557in" svg:height="0.38221in" draw:id="id164" draw:style-name="a1167" draw:name="Forma libre 80">
          <svg:title/>
          <svg:desc/>
          <text:p text:style-name="a1166" text:class-names="" text:cond-style-name=""><text:span text:style-name="a1165" text:class-names="">Administrativo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8755in" svg:y="1.4906in" svg:width="1.37795in" svg:height="0.3937in" draw:id="id165" draw:style-name="a1170" draw:name="Forma libre 81">
          <svg:title/>
          <svg:desc/>
          <text:p text:style-name="a1169" text:class-names="" text:cond-style-name=""><text:span text:style-name="a1168" text:class-names="">¿Garantía vigente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1.35566in" svg:y1="0.82411in" draw:start-shape="id136" draw:start-glue-point="1" svg:x2="1.99637in" svg:y2="0.8148in" draw:end-shape="id137" draw:end-glue-point="3" draw:id="id166" draw:style-name="a1172" draw:name="Conector recto de flecha 86">
          <svg:title/>
          <svg:desc/>
        </draw:connector>
        <draw:connector draw:type="standard" svg:x1="0.76973in" svg:y1="1.89189in" draw:start-shape="id165" draw:start-glue-point="3" svg:x2="1.88755in" svg:y2="1.68745in" draw:end-shape="id148" draw:end-glue-point="0" draw:id="id167" draw:style-name="a1174" draw:transform="translate(-1.32864in -1.78967in) rotate(-3.14159) translate(1.32864in 1.78967in)" draw:name="Conector angular 88">
          <svg:title/>
          <svg:desc/>
        </draw:connector>
        <draw:frame draw:id="id168" draw:style-name="a1177" draw:name="CuadroTexto 89" svg:x="3.18192in" svg:y="1.44393in" svg:width="0.37365in" svg:height="0.21468in">
          <draw:text-box>
            <text:p text:style-name="a1176" text:class-names="" text:cond-style-name=""><text:span text:style-name="a1175" text:class-names="">NO</text:span></text:p>
          </draw:text-box>
          <svg:title/>
          <svg:desc/>
        </draw:frame>
        <draw:connector draw:type="line" svg:x1="3.2655in" svg:y1="1.68745in" draw:start-shape="id165" draw:start-glue-point="1" svg:x2="3.54369in" svg:y2="1.68745in" draw:end-shape="id145" draw:end-glue-point="3" draw:id="id169" draw:style-name="a1179" draw:name="Conector recto de flecha 93">
          <svg:title/>
          <svg:desc/>
        </draw:connector>
        <draw:connector draw:type="standard" svg:x1="1.45871in" svg:y1="2.08874in" draw:start-shape="id148" draw:start-glue-point="1" svg:x2="2.49609in" svg:y2="2.72672in" draw:end-shape="id154" draw:end-glue-point="0" draw:id="id170" draw:style-name="a1181" draw:name="Conector angular 97">
          <svg:title/>
          <svg:desc/>
        </draw:connector>
        <draw:frame draw:id="id171" draw:style-name="a1184" draw:name="CuadroTexto 98" svg:x="1.07747in" svg:y="1.47694in" svg:width="0.31457in" svg:height="0.20866in">
          <draw:text-box>
            <text:p text:style-name="a1183" text:class-names="" text:cond-style-name=""><text:span text:style-name="a1182" text:class-names="">SI</text:span></text:p>
          </draw:text-box>
          <svg:title/>
          <svg:desc/>
        </draw:frame>
        <draw:connector draw:type="line" svg:x1="2.57652in" svg:y1="1.12075in" draw:start-shape="id137" draw:start-glue-point="2" svg:x2="2.57652in" svg:y2="1.4906in" draw:end-shape="id165" draw:end-glue-point="0" draw:id="id172" draw:style-name="a1186" draw:name="Conector recto de flecha 100">
          <svg:title/>
          <svg:desc/>
        </draw:connector>
        <draw:custom-shape svg:x="0.16874in" svg:y="3.73624in" svg:width="1.22047in" svg:height="0.61747in" draw:id="id173" draw:style-name="a1189" draw:name="Forma libre 103">
          <svg:title/>
          <svg:desc/>
          <text:p text:style-name="a1188" text:class-names="" text:cond-style-name=""><text:span text:style-name="a1187" text:class-names="">Asiste al taller de acuerdo al turno pacta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1.43665in" svg:y1="2.6768in" draw:start-shape="id154" draw:start-glue-point="2" svg:x2="1.83842in" svg:y2="4.39392in" draw:end-shape="id173" draw:end-glue-point="0" draw:id="id174" draw:style-name="a1191" draw:transform="translate(-1.63753in -3.53536in) rotate(-1.5708) translate(1.63753in 3.53536in)" draw:name="Conector angular 105">
          <svg:title/>
          <svg:desc/>
        </draw:connector>
        <draw:connector draw:type="line" svg:x1="1.38921in" svg:y1="4.04497in" draw:start-shape="id173" draw:start-glue-point="1" svg:x2="1.9234in" svg:y2="4.04497in" draw:end-shape="id156" draw:end-glue-point="3" draw:id="id175" draw:style-name="a1193" draw:name="Conector recto de flecha 107">
          <svg:title/>
          <svg:desc/>
        </draw:connector>
        <draw:connector draw:type="line" svg:x1="3.11141in" svg:y1="4.04497in" draw:start-shape="id156" draw:start-glue-point="1" svg:x2="3.44355in" svg:y2="4.04497in" draw:end-shape="id155" draw:end-glue-point="3" draw:id="id176" draw:style-name="a1195" draw:name="Conector recto de flecha 110">
          <svg:title/>
          <svg:desc/>
        </draw:connector>
        <draw:connector draw:type="line" svg:x1="4.01413in" svg:y1="4.39528in" draw:start-shape="id155" draw:start-glue-point="2" svg:x2="4.0103in" svg:y2="4.67206in" draw:end-shape="id158" draw:end-glue-point="0" draw:id="id177" draw:style-name="a1197" draw:name="Conector recto de flecha 115">
          <svg:title/>
          <svg:desc/>
        </draw:connector>
        <draw:connector draw:type="line" svg:x1="1.38148in" svg:y1="3.02575in" draw:start-shape="id152" draw:start-glue-point="1" svg:x2="1.96406in" svg:y2="3.0306in" draw:end-shape="id154" draw:end-glue-point="3" draw:id="id178" draw:style-name="a1199" draw:name="Conector recto de flecha 118">
          <svg:title/>
          <svg:desc/>
        </draw:connector>
        <draw:connector draw:type="line" svg:x1="3.37078in" svg:y1="5.02173in" draw:start-shape="id158" draw:start-glue-point="3" svg:x2="1.39204in" svg:y2="5.01891in" draw:end-shape="id163" draw:end-glue-point="1" draw:id="id179" draw:style-name="a1201" draw:name="Conector recto de flecha 120">
          <svg:title/>
          <svg:desc/>
        </draw:connector>
        <draw:connector draw:type="standard" svg:x1="1.43062in" svg:y1="5.10553in" draw:start-shape="id163" draw:start-glue-point="2" svg:x2="1.06517in" svg:y2="6.01066in" draw:end-shape="id157" draw:end-glue-point="3" draw:id="id180" draw:style-name="a1203" draw:transform="translate(-1.24789in -5.55809in) rotate(-4.71239) translate(1.24789in 5.55809in)" draw:name="Conector angular 123">
          <svg:title/>
          <svg:desc/>
        </draw:connector>
        <draw:connector draw:type="line" svg:x1="5.41437in" svg:y1="6.05653in" draw:start-shape="id159" draw:start-glue-point="2" svg:x2="5.41936in" svg:y2="6.36123in" draw:end-shape="id161" draw:end-glue-point="0" draw:id="id181" draw:style-name="a1205" draw:name="Conector recto de flecha 130">
          <svg:title/>
          <svg:desc/>
        </draw:connector>
        <draw:connector draw:type="line" svg:x1="6.00998in" svg:y1="6.55808in" draw:start-shape="id161" draw:start-glue-point="1" svg:x2="6.34421in" svg:y2="6.55906in" draw:end-shape="id160" draw:end-glue-point="3" draw:id="id182" draw:style-name="a1207" draw:name="Conector recto de flecha 134">
          <svg:title/>
          <svg:desc/>
        </draw:connector>
        <draw:connector draw:type="line" svg:x1="5.41936in" svg:y1="6.75493in" draw:start-shape="id161" draw:start-glue-point="2" svg:x2="5.42545in" svg:y2="7.05086in" draw:end-shape="id144" draw:end-glue-point="0" draw:id="id183" draw:style-name="a1209" draw:name="Conector recto de flecha 136">
          <svg:title/>
          <svg:desc/>
        </draw:connector>
        <draw:frame draw:id="id184" draw:style-name="a1212" draw:name="CuadroTexto 138" svg:x="5.95952in" svg:y="6.34065in" svg:width="0.31457in" svg:height="0.20866in">
          <draw:text-box>
            <text:p text:style-name="a1211" text:class-names="" text:cond-style-name=""><text:span text:style-name="a1210" text:class-names="">SI</text:span></text:p>
          </draw:text-box>
          <svg:title/>
          <svg:desc/>
        </draw:frame>
        <draw:frame draw:id="id185" draw:style-name="a1215" draw:name="CuadroTexto 139" svg:x="5.43383in" svg:y="6.71423in" svg:width="0.37365in" svg:height="0.21468in">
          <draw:text-box>
            <text:p text:style-name="a1214" text:class-names="" text:cond-style-name=""><text:span text:style-name="a1213" text:class-names="">NO</text:span></text:p>
          </draw:text-box>
          <svg:title/>
          <svg:desc/>
        </draw:frame>
        <draw:connector draw:type="line" svg:x1="7.44765in" svg:y1="6.55906in" draw:start-shape="id160" draw:start-glue-point="1" svg:x2="7.84275in" svg:y2="6.55906in" draw:end-shape="id147" draw:end-glue-point="3" draw:id="id186" draw:style-name="a1217" draw:name="Conector recto de flecha 141">
          <svg:title/>
          <svg:desc/>
        </draw:connector>
        <draw:connector draw:type="line" svg:x1="6.02216in" svg:y1="7.4127in" draw:start-shape="id144" draw:start-glue-point="1" svg:x2="7.83418in" svg:y2="7.4127in" draw:end-shape="id162" draw:end-glue-point="3" draw:id="id187" draw:style-name="a1219" draw:name="Conector recto de flecha 144">
          <svg:title/>
          <svg:desc/>
        </draw:connector>
        <draw:connector draw:type="line" svg:x1="4.71984in" svg:y1="8.27347in" svg:x2="7.51708in" svg:y2="8.27347in" draw:id="id188" draw:style-name="a1220" draw:name="Conector recto 147">
          <svg:title/>
          <svg:desc/>
        </draw:connector>
        <draw:custom-shape svg:x="9.60909in" svg:y="6.27574in" svg:width="1.19342in" svg:height="0.57118in" draw:id="id189" draw:style-name="a1223" draw:name="Forma libre 148">
          <svg:title/>
          <svg:desc/>
          <text:p text:style-name="a1222" text:class-names="" text:cond-style-name=""><text:span text:style-name="a1221" text:class-names="">Consulta en stock Aprueba pedid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0909in" svg:y="7.12711in" svg:width="1.19342in" svg:height="0.57118in" draw:id="id190" draw:style-name="a1226" draw:name="Forma libre 149">
          <svg:title/>
          <svg:desc/>
          <text:p text:style-name="a1225" text:class-names="" text:cond-style-name=""><text:span text:style-name="a1224" text:class-names="">Prepara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8.98448in" svg:y1="6.55906in" draw:start-shape="id147" draw:start-glue-point="1" svg:x2="9.60909in" svg:y2="6.56133in" draw:end-shape="id189" draw:end-glue-point="3" draw:id="id191" draw:style-name="a1228" draw:name="Conector recto de flecha 2">
          <svg:title/>
          <svg:desc/>
        </draw:connector>
        <draw:connector draw:type="line" svg:x1="10.2058in" svg:y1="6.84692in" draw:start-shape="id189" draw:start-glue-point="2" svg:x2="10.2058in" svg:y2="7.12711in" draw:end-shape="id190" draw:end-glue-point="0" draw:id="id192" draw:style-name="a1230" draw:name="Conector recto de flecha 5">
          <svg:title/>
          <svg:desc/>
        </draw:connector>
        <draw:custom-shape svg:x="8.32609in" svg:y="7.97106in" svg:width="0.21252in" svg:height="0.18189in" draw:id="id193" draw:style-name="a1234" draw:name="Elipse 55">
          <svg:title/>
          <svg:desc/>
          <text:p text:style-name="a1233" text:class-names="" text:cond-style-name=""><text:span text:style-name="a1231" text:class-names="">1</text:span><text:span text:style-name="a12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9242in" svg:y="7.97106in" svg:width="0.21252in" svg:height="0.18189in" draw:id="id194" draw:style-name="a1238" draw:name="Elipse 55">
          <svg:title/>
          <svg:desc/>
          <text:p text:style-name="a1237" text:class-names="" text:cond-style-name=""><text:span text:style-name="a1235" text:class-names="">2</text:span><text:span text:style-name="a12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43089in" svg:y1="7.69829in" draw:start-shape="id162" draw:start-glue-point="2" svg:x2="8.43235in" svg:y2="7.97106in" draw:end-shape="id193" draw:end-glue-point="0" draw:id="id195" draw:style-name="a1240" draw:name="Conector recto de flecha 62">
          <svg:title/>
          <svg:desc/>
        </draw:connector>
        <draw:connector draw:type="line" svg:x1="10.2058in" svg:y1="7.69829in" draw:start-shape="id190" draw:start-glue-point="2" svg:x2="10.19868in" svg:y2="7.97106in" draw:end-shape="id194" draw:end-glue-point="0" draw:id="id196" draw:style-name="a1242" draw:name="Conector recto de flecha 64">
          <svg:title/>
          <svg:desc/>
        </draw:connector>
        <draw:custom-shape svg:x="3.17103in" svg:y="5.55584in" svg:width="1.25275in" svg:height="0.3937in" draw:id="id197" draw:style-name="a1245" draw:name="Forma libre 36">
          <svg:title/>
          <svg:desc/>
          <text:p text:style-name="a1244" text:class-names="" text:cond-style-name=""><text:span text:style-name="a1243" text:class-names="">¿Es 1er servicio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18192in" svg:y="6.26482in" svg:width="1.23094in" svg:height="0.72219in" draw:id="id198" draw:style-name="a1254" draw:name="Forma libre 72">
          <svg:title/>
          <svg:desc/>
          <text:p text:style-name="a1253" text:class-names="" text:cond-style-name=""><text:span text:style-name="a1246" text:class-names="">Genera la<text:s text:c="1"/></text:span><text:span text:style-name="a1247" text:class-names="">SdS</text:span><text:span text:style-name="a1248" text:class-names=""><text:s text:c="1"/>en</text:span><text:span text:style-name="a1249" text:class-names=""><text:s text:c="1"/>el<text:s text:c="1"/></text:span><text:span text:style-name="a1250" text:class-names="">delear</text:span><text:span text:style-name="a1251" text:class-names=""><text:s text:c="1"/>extranet, y adjunta copia a la OR</text:span><text:span text:style-name="a125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97198in" svg:y1="5.74081in" draw:start-shape="id157" draw:start-glue-point="1" svg:x2="3.17103in" svg:y2="5.75269in" draw:end-shape="id197" draw:end-glue-point="3" draw:id="id199" draw:style-name="a1256" draw:name="Conector recto de flecha 71">
          <svg:title/>
          <svg:desc/>
        </draw:connector>
        <draw:connector draw:type="line" svg:x1="3.79741in" svg:y1="5.94954in" draw:start-shape="id197" draw:start-glue-point="2" svg:x2="3.79739in" svg:y2="6.26482in" draw:end-shape="id198" draw:end-glue-point="0" draw:id="id200" draw:style-name="a1258" draw:name="Conector recto de flecha 73">
          <svg:title/>
          <svg:desc/>
        </draw:connector>
        <draw:connector draw:type="line" svg:x1="4.42378in" svg:y1="5.75269in" draw:start-shape="id197" draw:start-glue-point="1" svg:x2="4.88234in" svg:y2="5.75265in" draw:end-shape="id159" draw:end-glue-point="3" draw:id="id201" draw:style-name="a1260" draw:name="Conector recto de flecha 76">
          <svg:title/>
          <svg:desc/>
        </draw:connector>
        <draw:connector draw:type="standard" svg:x1="4.41286in" svg:y1="6.62592in" draw:start-shape="id198" draw:start-glue-point="1" svg:x2="4.88234in" svg:y2="5.75265in" draw:end-shape="id159" draw:end-glue-point="3" draw:id="id202" draw:style-name="a1262" draw:name="Conector angular 78">
          <svg:title/>
          <svg:desc/>
        </draw:connector>
        <draw:frame draw:id="id203" draw:style-name="a1265" draw:name="CuadroTexto 138" svg:x="3.42833in" svg:y="5.94954in" svg:width="0.34474in" svg:height="0.17372in">
          <draw:text-box>
            <text:p text:style-name="a1264" text:class-names="" text:cond-style-name=""><text:span text:style-name="a1263" text:class-names="">SI</text:span></text:p>
          </draw:text-box>
          <svg:title/>
          <svg:desc/>
        </draw:frame>
        <draw:frame draw:id="id204" draw:style-name="a1268" draw:name="CuadroTexto 139" svg:x="4.26929in" svg:y="5.51547in" svg:width="0.40948in" svg:height="0.17873in">
          <draw:text-box>
            <text:p text:style-name="a1267" text:class-names="" text:cond-style-name=""><text:span text:style-name="a1266" text:class-names="">NO</text:span></text:p>
          </draw:text-box>
          <svg:title/>
          <svg:desc/>
        </draw:frame>
        <presentation:notes draw:style-name="a1274">
          <draw:frame draw:id="id205" draw:style-name="a1271" draw:name="Marcador de número de diapositiva 6" svg:x="4.67953in" svg:y="11.10827in" svg:width="3.5878in" svg:height="0.58425in">
            <draw:text-box>
              <text:p text:style-name="a1270" text:class-names="" text:cond-style-name=""><text:span text:style-name="a1269" text:class-names=""><text:page-number style:num-format="1" text:fixed="false"/></text:span></text:p>
            </draw:text-box>
            <svg:title/>
            <svg:desc/>
          </draw:frame>
          <draw:frame draw:id="id206" presentation:style-name="a1272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207" presentation:style-name="a1273" draw:name="Marcador de imagen de diapositiva 2">
            <svg:title/>
            <svg:desc/>
          </draw:page-thumbnail>
        </presentation:notes>
      </draw:page>
      <draw:page draw:name="Slide2" draw:style-name="a1275" draw:master-page-name="Master1-Layout7-blank-En-blanco" presentation:presentation-page-layout-name="Master1-PPL7" draw:id="Slide-257">
        <draw:custom-shape svg:x="0.09266in" svg:y="7.31166in" svg:width="1.10927in" svg:height="0.61831in" draw:id="id208" draw:style-name="a1278" draw:name="Forma libre 13">
          <svg:title/>
          <svg:desc/>
          <text:p text:style-name="a1277" text:class-names="" text:cond-style-name=""><text:span text:style-name="a1276" text:class-names="">Acerca la unidad al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27838in" svg:y="7.31166in" svg:width="1.1603in" svg:height="0.61189in" draw:id="id209" draw:style-name="a1281" draw:name="Forma libre 14">
          <svg:title/>
          <svg:desc/>
          <text:p text:style-name="a1280" text:class-names="" text:cond-style-name=""><text:span text:style-name="a1279" text:class-names="">Coordina con el cliente un nuevo turno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.0067in" svg:width="1.34645in" svg:height="8.26772in" draw:id="id210" draw:style-name="a1284" draw:name="Rectángulo 15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.34051in" svg:y="0.0067in" svg:width="3.18323in" svg:height="8.26772in" draw:id="id211" draw:style-name="a1287" draw:name="Rectángulo 16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7275in" svg:y="0.00679in" svg:width="4.75156in" svg:height="8.26772in" draw:id="id212" draw:style-name="a1290" draw:name="Rectángulo 17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82in" svg:y="0.0067in" svg:width="3.17554in" svg:height="0.387in" draw:id="id213" draw:style-name="a1293" draw:name="Forma libre 18">
          <svg:title/>
          <svg:desc/>
          <text:p text:style-name="a1292" text:class-names="" text:cond-style-name=""><text:span text:style-name="a1291" text:class-names="">Responsable de Garantí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51762in" svg:y="0.0067in" svg:width="1.76634in" svg:height="0.387in" draw:id="id214" draw:style-name="a1296" draw:name="Forma libre 19">
          <svg:title/>
          <svg:desc/>
          <text:p text:style-name="a1295" text:class-names="" text:cond-style-name=""><text:span text:style-name="a1294" text:class-names="">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8767in" svg:y="0.0067in" svg:width="1.77165in" svg:height="0.387in" draw:id="id215" draw:style-name="a1299" draw:name="Forma libre 20">
          <svg:title/>
          <svg:desc/>
          <text:p text:style-name="a1298" text:class-names="" text:cond-style-name=""><text:span text:style-name="a1297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.0067in" svg:width="1.33876in" svg:height="0.387in" draw:id="id216" draw:style-name="a1302" draw:name="Forma libre 31">
          <svg:title/>
          <svg:desc/>
          <text:p text:style-name="a1301" text:class-names="" text:cond-style-name=""><text:span text:style-name="a1300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52549in" svg:y="0.0067in" svg:width="3.51869in" svg:height="8.26772in" draw:id="id217" draw:style-name="a1305" draw:name="Rectángulo 40">
          <svg:title/>
          <svg:desc/>
          <text:p text:style-name="a1304" text:class-names="" text:cond-style-name=""><text:span text:style-name="a130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8.04243in" svg:y="0.01149in" svg:width="2.98187in" svg:height="0.38919in" draw:id="id218" draw:style-name="a1308" draw:name="Forma libre 80">
          <svg:title/>
          <svg:desc/>
          <text:p text:style-name="a1307" text:class-names="" text:cond-style-name=""><text:span text:style-name="a1306" text:class-names="">Administrativo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19" draw:style-name="a1311" draw:name="CuadroTexto 89" svg:x="9.20197in" svg:y="3.07668in" svg:width="0.37365in" svg:height="0.21468in">
          <draw:text-box>
            <text:p text:style-name="a1310" text:class-names="" text:cond-style-name=""><text:span text:style-name="a1309" text:class-names="">NO</text:span></text:p>
          </draw:text-box>
          <svg:title/>
          <svg:desc/>
        </draw:frame>
        <draw:frame draw:id="id220" draw:style-name="a1314" draw:name="CuadroTexto 98" svg:x="10.33338in" svg:y="3.46235in" svg:width="0.31457in" svg:height="0.20866in">
          <draw:text-box>
            <text:p text:style-name="a1313" text:class-names="" text:cond-style-name=""><text:span text:style-name="a1312" text:class-names="">SI</text:span></text:p>
          </draw:text-box>
          <svg:title/>
          <svg:desc/>
        </draw:frame>
        <draw:custom-shape svg:x="1.54728in" svg:y="1.7148in" svg:width="1.35474in" svg:height="0.83457in" draw:id="id221" draw:style-name="a1317" draw:name="Forma libre 150">
          <svg:title/>
          <svg:desc/>
          <text:p text:style-name="a1316" text:class-names="" text:cond-style-name=""><text:span text:style-name="a1315" text:class-names="">Genera una SdS (solicitud de Servicio) en el delear extranet de MB Ingresa datos de la unidad y piezas necesarias. Vincula 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0504in" svg:y="1.82267in" svg:width="1.1603in" svg:height="0.61189in" draw:id="id222" draw:style-name="a1320" draw:name="Forma libre 151">
          <svg:title/>
          <svg:desc/>
          <text:p text:style-name="a1319" text:class-names="" text:cond-style-name=""><text:span text:style-name="a1318" text:class-names="">Solicita a Repuestos las piezas necesarias para la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0766in" svg:y="1.82465in" svg:width="1.1603in" svg:height="0.61189in" draw:id="id223" draw:style-name="a1323" draw:name="Forma libre 152">
          <svg:title/>
          <svg:desc/>
          <text:p text:style-name="a1322" text:class-names="" text:cond-style-name=""><text:span text:style-name="a1321" text:class-names="">Verifica existencia de las piezas en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58262in" svg:y="3.1219in" svg:width="1.37795in" svg:height="0.3937in" draw:id="id224" draw:style-name="a1326" draw:name="Forma libre 153">
          <svg:title/>
          <svg:desc/>
          <text:p text:style-name="a1325" text:class-names="" text:cond-style-name=""><text:span text:style-name="a1324" text:class-names="">¿Pieza en stock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2.90202in" svg:y1="2.13208in" draw:start-shape="id221" draw:start-glue-point="1" svg:x2="3.20504in" svg:y2="2.12861in" draw:end-shape="id222" draw:end-glue-point="3" draw:id="id225" draw:style-name="a1328" draw:name="Conector recto de flecha 155">
          <svg:title/>
          <svg:desc/>
        </draw:connector>
        <draw:connector draw:type="line" svg:x1="4.36534in" svg:y1="2.12861in" draw:start-shape="id222" draw:start-glue-point="1" svg:x2="9.70766in" svg:y2="2.13059in" draw:end-shape="id223" draw:end-glue-point="3" draw:id="id226" draw:style-name="a1330" draw:name="Conector recto de flecha 158">
          <svg:title/>
          <svg:desc/>
        </draw:connector>
        <draw:connector draw:type="line" svg:x1="10.28781in" svg:y1="2.43654in" draw:start-shape="id223" draw:start-glue-point="2" svg:x2="10.27159in" svg:y2="3.1219in" draw:end-shape="id224" draw:end-glue-point="0" draw:id="id227" draw:style-name="a1332" draw:name="Conector recto de flecha 160">
          <svg:title/>
          <svg:desc/>
        </draw:connector>
        <draw:custom-shape svg:x="9.66209in" svg:y="3.68968in" svg:width="1.2181in" svg:height="0.64168in" draw:id="id228" draw:style-name="a1335" draw:name="Forma libre 162">
          <svg:title/>
          <svg:desc/>
          <text:p text:style-name="a1334" text:class-names="" text:cond-style-name=""><text:span text:style-name="a1333" text:class-names="">Confirma a resp. De gtía. Registra egreso de pieza del sistema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2018in" svg:y="3.01108in" svg:width="1.10927in" svg:height="0.61831in" draw:id="id229" draw:style-name="a1338" draw:name="Forma libre 163">
          <svg:title/>
          <svg:desc/>
          <text:p text:style-name="a1337" text:class-names="" text:cond-style-name=""><text:span text:style-name="a1336" text:class-names="">Realiza pedido de pieza a MB. Vincula con la Sd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37307in" svg:y="3.83769in" svg:width="0.9999in" svg:height="0.57181in" draw:id="id230" draw:style-name="a1341" draw:name="Forma libre 164">
          <svg:title/>
          <svg:desc/>
          <text:p text:style-name="a1340" text:class-names="" text:cond-style-name=""><text:span text:style-name="a1339" text:class-names="">Cierra la O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2018in" svg:y="3.81822in" svg:width="1.10927in" svg:height="0.61831in" draw:id="id231" draw:style-name="a1344" draw:name="Forma libre 165">
          <svg:title/>
          <svg:desc/>
          <text:p text:style-name="a1343" text:class-names="" text:cond-style-name=""><text:span text:style-name="a1342" text:class-names="">Comunica al jefe de taller y a resp de gtía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4372in" svg:y="2.20015in" svg:width="1.04523in" svg:height="0.63964in" draw:id="id232" draw:style-name="a1347" draw:name="Forma libre 166">
          <svg:title/>
          <svg:desc/>
          <text:p text:style-name="a1346" text:class-names="" text:cond-style-name=""><text:span text:style-name="a1345" text:class-names="">Gestión de pedido de piezas a MB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6.64553in" svg:y="3.81444in" svg:width="1.10927in" svg:height="0.61831in" draw:id="id233" draw:style-name="a1350" draw:name="Forma libre 167">
          <svg:title/>
          <svg:desc/>
          <text:p text:style-name="a1349" text:class-names="" text:cond-style-name=""><text:span text:style-name="a1348" text:class-names="">Realiza el control de inspección fin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0.27159in" svg:y1="3.5156in" draw:start-shape="id224" draw:start-glue-point="2" svg:x2="10.27114in" svg:y2="3.68968in" draw:end-shape="id228" draw:end-glue-point="0" draw:id="id234" draw:style-name="a1352" draw:name="Conector recto de flecha 171">
          <svg:title/>
          <svg:desc/>
        </draw:connector>
        <draw:connector draw:type="line" svg:x1="9.58262in" svg:y1="3.31875in" draw:start-shape="id224" draw:start-glue-point="3" svg:x2="9.22945in" svg:y2="3.32023in" draw:end-shape="id229" draw:end-glue-point="1" draw:id="id235" draw:style-name="a1354" draw:name="Conector recto de flecha 173">
          <svg:title/>
          <svg:desc/>
        </draw:connector>
        <draw:connector draw:type="line" svg:x1="8.67481in" svg:y1="3.01108in" draw:start-shape="id229" draw:start-glue-point="0" svg:x2="8.66633in" svg:y2="2.83979in" draw:end-shape="id232" draw:end-glue-point="2" draw:id="id236" draw:style-name="a1356" draw:name="Conector recto de flecha 175">
          <svg:title/>
          <svg:desc/>
        </draw:connector>
        <draw:connector draw:type="line" svg:x1="8.12018in" svg:y1="4.12737in" draw:start-shape="id231" draw:start-glue-point="3" svg:x2="7.7548in" svg:y2="4.12359in" draw:end-shape="id233" draw:end-glue-point="1" draw:id="id237" draw:style-name="a1358" draw:name="Conector recto de flecha 178">
          <svg:title/>
          <svg:desc/>
        </draw:connector>
        <draw:connector draw:type="line" svg:x1="6.62533in" svg:y1="4.13915in" svg:x2="3.37297in" svg:y2="4.1236in" draw:end-shape="id230" draw:end-glue-point="1" draw:id="id238" draw:style-name="a1360" draw:name="Conector recto de flecha 181">
          <svg:title/>
          <svg:desc/>
        </draw:connector>
        <draw:connector draw:type="line" svg:x1="8.67481in" svg:y1="3.62939in" draw:start-shape="id229" draw:start-glue-point="2" svg:x2="8.67481in" svg:y2="3.81822in" draw:end-shape="id231" draw:end-glue-point="0" draw:id="id239" draw:style-name="a1362" draw:name="Conector recto de flecha 188">
          <svg:title/>
          <svg:desc/>
        </draw:connector>
        <draw:custom-shape svg:x="0.08552in" svg:y="3.81444in" svg:width="1.10927in" svg:height="0.61831in" draw:id="id240" draw:style-name="a1365" draw:name="Forma libre 189">
          <svg:title/>
          <svg:desc/>
          <text:p text:style-name="a1364" text:class-names="" text:cond-style-name=""><text:span text:style-name="a1363" text:class-names="">Cliente retira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0006in" svg:y="1.03783in" svg:width="1.25847in" svg:height="0.3937in" draw:id="id241" draw:style-name="a1368" draw:name="Forma libre 190">
          <svg:title/>
          <svg:desc/>
          <text:p text:style-name="a1367" text:class-names="" text:cond-style-name=""><text:span text:style-name="a1366" text:class-names="">¿Es en garantía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24123in" svg:y="0.91486in" svg:width="1.04523in" svg:height="0.63964in" draw:id="id242" draw:style-name="a1371" draw:name="Forma libre 191">
          <svg:title/>
          <svg:desc/>
          <text:p text:style-name="a1370" text:class-names="" text:cond-style-name=""><text:span text:style-name="a1369" text:class-names="">Gestión de Servicios Taller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4.86929in" svg:y="4.64553in" svg:width="1.10927in" svg:height="0.61831in" draw:id="id243" draw:style-name="a1374" draw:name="Forma libre 195">
          <svg:title/>
          <svg:desc/>
          <text:p text:style-name="a1373" text:class-names="" text:cond-style-name=""><text:span text:style-name="a1372" text:class-names="">Recibe las piezas. Realiza trabajo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7527in" svg:y="4.65841in" svg:width="1.20492in" svg:height="0.59483in" draw:id="id244" draw:style-name="a1377" draw:name="Forma libre 206">
          <svg:title/>
          <svg:desc/>
          <text:p text:style-name="a1376" text:class-names="" text:cond-style-name=""><text:span text:style-name="a1375" text:class-names="">Genera y solicita firma del vale de repuestos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7223in" svg:y="5.53853in" svg:width="1.40326in" svg:height="0.78857in" draw:id="id245" draw:style-name="a1380" draw:name="Forma libre 214">
          <svg:title/>
          <svg:desc/>
          <text:p text:style-name="a1379" text:class-names="" text:cond-style-name=""><text:span text:style-name="a1378" text:class-names="">Registra el mismo en la composición de la orden clave de avería codificado y diferencia MO/material documentado en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1802in" svg:y="5.62365in" svg:width="1.10927in" svg:height="0.61831in" draw:id="id246" draw:style-name="a1383" draw:name="Forma libre 217">
          <svg:title/>
          <svg:desc/>
          <text:p text:style-name="a1382" text:class-names="" text:cond-style-name=""><text:span text:style-name="a1381" text:class-names="">Realiza el control de inspección fin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97777in" svg:y="6.25667in" svg:width="1.26385in" svg:height="0.71422in" draw:id="id247" draw:style-name="a1391" draw:name="Forma libre 218">
          <svg:title/>
          <svg:desc/>
          <text:p text:style-name="a1390" text:class-names="" text:cond-style-name=""><text:span text:style-name="a1384" text:class-names="">Cierra parcialmente la<text:s text:c="1"/></text:span><text:span text:style-name="a1385" text:class-names="">OR</text:span><text:span text:style-name="a1386" text:class-names="">, y factura lo costos no incluidos en la<text:s text:c="1"/></text:span><text:span text:style-name="a1387" text:class-names="">gtía</text:span><text:span text:style-name="a1388" text:class-names=""><text:s text:c="1"/>al cliente<text:s text:c="1"/></text:span><text:span text:style-name="a13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9255in" svg:y="6.29558in" svg:width="1.18052in" svg:height="0.65024in" draw:id="id248" draw:style-name="a1394" draw:name="Forma libre 219">
          <svg:title/>
          <svg:desc/>
          <text:p text:style-name="a1393" text:class-names="" text:cond-style-name=""><text:span text:style-name="a1392" text:class-names="">Realiza el reclamo de la SdS en el delear extranet, de acuerdo a los trabajos realizad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27215in" svg:y="4.65677in" svg:width="1.15584in" svg:height="0.60707in" draw:id="id249" draw:style-name="a1397" draw:name="Forma libre 220">
          <svg:title/>
          <svg:desc/>
          <text:p text:style-name="a1396" text:class-names="" text:cond-style-name=""><text:span text:style-name="a1395" text:class-names="">Entrega pieza a Jefe de Taller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85853in" svg:y1="1.23468in" draw:start-shape="id241" draw:start-glue-point="1" svg:x2="3.24123in" svg:y2="1.23468in" draw:end-shape="id242" draw:end-glue-point="3" draw:id="id250" draw:style-name="a1399" draw:name="Conector recto de flecha 225">
          <svg:title/>
          <svg:desc/>
        </draw:connector>
        <draw:connector draw:type="line" svg:x1="2.22929in" svg:y1="1.43153in" draw:start-shape="id241" draw:start-glue-point="2" svg:x2="2.22465in" svg:y2="1.7148in" draw:end-shape="id221" draw:end-glue-point="0" draw:id="id251" draw:style-name="a1401" draw:name="Conector recto de flecha 227">
          <svg:title/>
          <svg:desc/>
        </draw:connector>
        <draw:connector draw:type="line" svg:x1="10.27114in" svg:y1="4.33136in" draw:start-shape="id228" draw:start-glue-point="2" svg:x2="10.27773in" svg:y2="4.65841in" draw:end-shape="id244" draw:end-glue-point="0" draw:id="id252" draw:style-name="a1403" draw:name="Conector recto de flecha 237">
          <svg:title/>
          <svg:desc/>
        </draw:connector>
        <draw:connector draw:type="line" svg:x1="9.67527in" svg:y1="4.95582in" draw:start-shape="id244" draw:start-glue-point="3" svg:x2="9.42799in" svg:y2="4.9603in" draw:end-shape="id249" draw:end-glue-point="1" draw:id="id253" draw:style-name="a1405" draw:name="Conector recto de flecha 239">
          <svg:title/>
          <svg:desc/>
        </draw:connector>
        <draw:connector draw:type="line" svg:x1="8.27215in" svg:y1="4.9603in" draw:start-shape="id249" draw:start-glue-point="3" svg:x2="5.97856in" svg:y2="4.95468in" draw:end-shape="id243" draw:end-glue-point="1" draw:id="id254" draw:style-name="a1407" draw:name="Conector recto de flecha 244">
          <svg:title/>
          <svg:desc/>
        </draw:connector>
        <draw:custom-shape svg:x="8.45895in" svg:y="7.31166in" svg:width="1.10927in" svg:height="0.61831in" draw:id="id255" draw:style-name="a1410" draw:name="Forma libre 264">
          <svg:title/>
          <svg:desc/>
          <text:p text:style-name="a1409" text:class-names="" text:cond-style-name=""><text:span text:style-name="a1408" text:class-names="">Notifica al resp. De gtí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37307in" svg:y1="4.12359in" draw:start-shape="id230" draw:start-glue-point="3" svg:x2="1.19479in" svg:y2="4.12359in" draw:end-shape="id240" draw:end-glue-point="1" draw:id="id256" draw:style-name="a1412" draw:name="Conector recto de flecha 285">
          <svg:title/>
          <svg:desc/>
        </draw:connector>
        <draw:connector draw:type="line" svg:x1="5.42392in" svg:y1="5.26384in" draw:start-shape="id243" draw:start-glue-point="2" svg:x2="5.42393in" svg:y2="5.53853in" draw:end-shape="id245" draw:end-glue-point="0" draw:id="id257" draw:style-name="a1414" draw:name="Conector recto de flecha 303">
          <svg:title/>
          <svg:desc/>
        </draw:connector>
        <draw:connector draw:type="line" svg:x1="6.12556in" svg:y1="5.93281in" draw:start-shape="id245" draw:start-glue-point="1" svg:x2="6.61802in" svg:y2="5.9328in" draw:end-shape="id246" draw:end-glue-point="3" draw:id="id258" draw:style-name="a1416" draw:name="Conector recto de flecha 307">
          <svg:title/>
          <svg:desc/>
        </draw:connector>
        <draw:connector draw:type="line" svg:x1="8.45895in" svg:y1="7.62081in" draw:start-shape="id255" draw:start-glue-point="3" svg:x2="3.43868in" svg:y2="7.6176in" draw:end-shape="id209" draw:end-glue-point="1" draw:id="id259" draw:style-name="a1418" draw:name="Conector recto de flecha 309">
          <svg:title/>
          <svg:desc/>
        </draw:connector>
        <draw:connector draw:type="line" svg:x1="2.27838in" svg:y1="7.6176in" draw:start-shape="id209" draw:start-glue-point="3" svg:x2="1.20193in" svg:y2="7.62081in" draw:end-shape="id208" draw:end-glue-point="1" draw:id="id260" draw:style-name="a1420" draw:name="Conector recto de flecha 311">
          <svg:title/>
          <svg:desc/>
        </draw:connector>
        <draw:connector draw:type="standard" svg:x1="1.21296in" svg:y1="6.82948in" draw:start-shape="id247" draw:start-glue-point="0" svg:x2="3.03688in" svg:y2="3.85994in" draw:end-shape="id240" draw:end-glue-point="2" draw:id="id261" draw:style-name="a1422" draw:transform="translate(-2.12492in -5.34471in) rotate(-4.71239) translate(2.12492in 5.34471in)" draw:name="Conector angular 315">
          <svg:title/>
          <svg:desc/>
        </draw:connector>
        <draw:connector draw:type="line" svg:x1="2.97777in" svg:y1="6.61378in" draw:start-shape="id247" draw:start-glue-point="3" svg:x2="2.67307in" svg:y2="6.6207in" draw:end-shape="id248" draw:end-glue-point="1" draw:id="id262" draw:style-name="a1424" draw:name="Conector recto de flecha 319">
          <svg:title/>
          <svg:desc/>
        </draw:connector>
        <draw:frame draw:id="id263" draw:style-name="a1427" draw:name="CuadroTexto 323" svg:x="2.86758in" svg:y="1.04262in" svg:width="0.37365in" svg:height="0.21468in">
          <draw:text-box>
            <text:p text:style-name="a1426" text:class-names="" text:cond-style-name=""><text:span text:style-name="a1425" text:class-names="">NO</text:span></text:p>
          </draw:text-box>
          <svg:title/>
          <svg:desc/>
        </draw:frame>
        <draw:frame draw:id="id264" draw:style-name="a1430" draw:name="CuadroTexto 324" svg:x="2.25596in" svg:y="1.44534in" svg:width="0.31457in" svg:height="0.20866in">
          <draw:text-box>
            <text:p text:style-name="a1429" text:class-names="" text:cond-style-name=""><text:span text:style-name="a1428" text:class-names="">SI</text:span></text:p>
          </draw:text-box>
          <svg:title/>
          <svg:desc/>
        </draw:frame>
        <draw:custom-shape svg:x="9.77092in" svg:y="7.31166in" svg:width="1.10927in" svg:height="0.61831in" draw:id="id265" draw:style-name="a1433" draw:name="Forma libre 325">
          <svg:title/>
          <svg:desc/>
          <text:p text:style-name="a1432" text:class-names="" text:cond-style-name=""><text:span text:style-name="a1431" text:class-names="">Ingresa pieza en e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3244in" svg:y="6.31084in" svg:width="1.20188in" svg:height="0.67154in" draw:id="id266" draw:style-name="a1440" draw:name="Forma libre 328">
          <svg:title/>
          <svg:desc/>
          <text:p text:style-name="a1439" text:class-names="" text:cond-style-name=""><text:span text:style-name="a1434" text:class-names="">Recibe piezas solicitadas de acuerdo a<text:s text:c="1"/></text:span><text:span text:style-name="a1435" text:class-names="">SdS</text:span><text:span text:style-name="a1436" text:class-names="">. (Estas piezas tienen costo</text:span><text:span text:style-name="a1437" text:class-names=""><text:s text:c="1"/>0)</text:span><text:span text:style-name="a143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9.01358in" svg:y1="7.31166in" draw:start-shape="id266" draw:start-glue-point="3" svg:x2="9.73244in" svg:y2="6.64661in" draw:end-shape="id255" draw:end-glue-point="0" draw:id="id267" draw:style-name="a1442" draw:transform="translate(-9.37301in -6.97914in) rotate(-3.14159) translate(9.37301in 6.97914in)" draw:name="Conector angular 330">
          <svg:title/>
          <svg:desc/>
        </draw:connector>
        <draw:connector draw:type="line" svg:x1="10.33338in" svg:y1="6.98238in" draw:start-shape="id266" draw:start-glue-point="2" svg:x2="10.32555in" svg:y2="7.31166in" draw:end-shape="id265" draw:end-glue-point="0" draw:id="id268" draw:style-name="a1444" draw:name="Conector recto de flecha 332">
          <svg:title/>
          <svg:desc/>
        </draw:connector>
        <draw:custom-shape svg:x="2.11839in" svg:y="0.61191in" svg:width="0.21252in" svg:height="0.18189in" draw:id="id269" draw:style-name="a1448" draw:name="Elipse 55">
          <svg:title/>
          <svg:desc/>
          <text:p text:style-name="a1447" text:class-names="" text:cond-style-name=""><text:span text:style-name="a1445" text:class-names="">1</text:span><text:span text:style-name="a14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18155in" svg:y="1.37955in" svg:width="0.21252in" svg:height="0.18189in" draw:id="id270" draw:style-name="a1452" draw:name="Elipse 55">
          <svg:title/>
          <svg:desc/>
          <text:p text:style-name="a1451" text:class-names="" text:cond-style-name=""><text:span text:style-name="a1449" text:class-names="">2</text:span><text:span text:style-name="a14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22465in" svg:y1="0.79379in" draw:start-shape="id269" draw:start-glue-point="2" svg:x2="2.22929in" svg:y2="1.03783in" draw:end-shape="id241" draw:end-glue-point="0" draw:id="id271" draw:style-name="a1454" draw:name="Conector recto de flecha 67">
          <svg:title/>
          <svg:desc/>
        </draw:connector>
        <draw:connector draw:type="line" svg:x1="10.28781in" svg:y1="1.56144in" draw:start-shape="id270" draw:start-glue-point="2" svg:x2="10.28781in" svg:y2="1.82465in" draw:end-shape="id223" draw:end-glue-point="0" draw:id="id272" draw:style-name="a1456" draw:name="Conector recto de flecha 70">
          <svg:title/>
          <svg:desc/>
        </draw:connector>
        <draw:connector draw:type="line" svg:x1="4.44625in" svg:y1="5.9328in" svg:x2="4.7223in" svg:y2="5.93281in" draw:end-shape="id245" draw:end-glue-point="3" draw:id="id273" draw:style-name="a1458" draw:name="Conector recto de flecha 73">
          <svg:title/>
          <svg:desc/>
        </draw:connector>
        <draw:custom-shape svg:x="0.93549in" svg:y="6.52774in" svg:width="0.21432in" svg:height="0.18589in" draw:id="id274" draw:style-name="a1462" draw:name="Elipse 337">
          <svg:title/>
          <svg:desc/>
          <text:p text:style-name="a1461" text:class-names="" text:cond-style-name=""><text:span text:style-name="a1459" text:class-names="">5</text:span><text:span text:style-name="a14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54014in" svg:y="6.95903in" svg:width="0.21432in" svg:height="0.18589in" draw:id="id275" draw:style-name="a1466" draw:name="Elipse 337">
          <svg:title/>
          <svg:desc/>
          <text:p text:style-name="a1465" text:class-names="" text:cond-style-name=""><text:span text:style-name="a1463" text:class-names="">4</text:span><text:span text:style-name="a14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2622in" svg:y="5.91433in" svg:width="0.21432in" svg:height="0.18589in" draw:id="id276" draw:style-name="a1470" draw:name="Elipse 337">
          <svg:title/>
          <svg:desc/>
          <text:p text:style-name="a1469" text:class-names="" text:cond-style-name=""><text:span text:style-name="a1467" text:class-names="">3</text:span><text:span text:style-name="a14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62501in" svg:y="2.42852in" svg:width="0.21432in" svg:height="0.18589in" draw:id="id277" draw:style-name="a1474" draw:name="Elipse 337">
          <svg:title/>
          <svg:desc/>
          <text:p text:style-name="a1473" text:class-names="" text:cond-style-name=""><text:span text:style-name="a1471" text:class-names="">3</text:span><text:span text:style-name="a14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14372in" svg:y1="2.51997in" draw:start-shape="id232" draw:start-glue-point="3" svg:x2="7.83933in" svg:y2="2.52147in" draw:end-shape="id277" draw:end-glue-point="1" draw:id="id278" draw:style-name="a1476" draw:name="Conector recto de flecha 80">
          <svg:title/>
          <svg:desc/>
        </draw:connector>
        <draw:connector draw:type="line" svg:x1="10.33338in" svg:y1="6.10022in" draw:start-shape="id276" draw:start-glue-point="2" svg:x2="10.33338in" svg:y2="6.31084in" draw:end-shape="id266" draw:end-glue-point="0" draw:id="id279" draw:style-name="a1478" draw:name="Conector recto de flecha 84">
          <svg:title/>
          <svg:desc/>
        </draw:connector>
        <draw:connector draw:type="standard" svg:x1="5.52123in" svg:y1="4.96235in" draw:start-shape="id246" draw:start-glue-point="2" svg:x2="5.89305in" svg:y2="7.89339in" draw:end-shape="id247" draw:end-glue-point="1" draw:id="id280" draw:style-name="a1480" draw:transform="translate(-5.70714in -6.42787in) rotate(-1.5708) translate(5.70714in 6.42787in)" draw:name="Conector angular 87">
          <svg:title/>
          <svg:desc/>
        </draw:connector>
        <draw:connector draw:type="line" svg:x1="0.64729in" svg:y1="7.31166in" draw:start-shape="id208" draw:start-glue-point="0" svg:x2="0.64729in" svg:y2="7.14492in" draw:end-shape="id275" draw:end-glue-point="2" draw:id="id281" draw:style-name="a1482" draw:name="Conector recto de flecha 90">
          <svg:title/>
          <svg:desc/>
        </draw:connector>
        <draw:connector draw:type="line" svg:x1="1.49255in" svg:y1="6.6207in" draw:start-shape="id248" draw:start-glue-point="3" svg:x2="1.14981in" svg:y2="6.62069in" draw:end-shape="id274" draw:end-glue-point="1" draw:id="id282" draw:style-name="a1484" draw:name="Conector recto de flecha 93">
          <svg:title/>
          <svg:desc/>
        </draw:connector>
        <draw:custom-shape svg:x="4.21692in" svg:y="5.81416in" svg:width="0.22758in" svg:height="0.19311in" draw:id="id283" draw:style-name="a1488" draw:name="Elipse 55">
          <svg:title/>
          <svg:desc/>
          <text:p text:style-name="a1487" text:class-names="" text:cond-style-name=""><text:span text:style-name="a1485" text:class-names="">6</text:span><text:span text:style-name="a14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494">
          <draw:frame draw:id="id284" draw:style-name="a1491" draw:name="Marcador de número de diapositiva 6" svg:x="4.67953in" svg:y="11.10827in" svg:width="3.5878in" svg:height="0.58425in">
            <draw:text-box>
              <text:p text:style-name="a1490" text:class-names="" text:cond-style-name=""><text:span text:style-name="a1489" text:class-names=""><text:page-number style:num-format="1" text:fixed="false"/></text:span></text:p>
            </draw:text-box>
            <svg:title/>
            <svg:desc/>
          </draw:frame>
          <draw:frame draw:id="id285" presentation:style-name="a1492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2" svg:x="1.21007in" svg:y="0.88889in" svg:width="5.84549in" svg:height="4.38368in" presentation:class="page" draw:id="id286" presentation:style-name="a1493" draw:name="Marcador de imagen de diapositiva 2">
            <svg:title/>
            <svg:desc/>
          </draw:page-thumbnail>
        </presentation:notes>
      </draw:page>
      <draw:page draw:name="Slide5" draw:style-name="a1495" draw:master-page-name="Master1-Layout7-blank-En-blanco" presentation:presentation-page-layout-name="Master1-PPL7" draw:id="Slide-260">
        <draw:custom-shape svg:x="1.55844in" svg:y="0.0067in" svg:width="4.87462in" svg:height="8.26772in" draw:id="id287" draw:style-name="a1498" draw:name="Rectángulo 15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67in" svg:width="3.20461in" svg:height="8.26772in" draw:id="id288" draw:style-name="a1501" draw:name="Rectángulo 16">
          <svg:title/>
          <svg:desc/>
          <text:p text:style-name="a1500" text:class-names="" text:cond-style-name=""><text:span text:style-name="a1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437in" svg:y="-0.00445in" svg:width="6.14994in" svg:height="8.29092in" draw:id="id289" draw:style-name="a1504" draw:name="Rectángulo 17">
          <svg:title/>
          <svg:desc/>
          <text:p text:style-name="a1503" text:class-names="" text:cond-style-name=""><text:span text:style-name="a1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5042in" svg:y="0.0067in" svg:width="1.65445in" svg:height="0.387in" draw:id="id290" draw:style-name="a1507" draw:name="Forma libre 18">
          <svg:title/>
          <svg:desc/>
          <text:p text:style-name="a1506" text:class-names="" text:cond-style-name=""><text:span text:style-name="a1505" text:class-names="">Responsable de Garantí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1628in" svg:y="0.0067in" svg:width="1.64643in" svg:height="0.387in" draw:id="id291" draw:style-name="a1510" draw:name="Forma libre 19">
          <svg:title/>
          <svg:desc/>
          <text:p text:style-name="a1509" text:class-names="" text:cond-style-name=""><text:span text:style-name="a1508" text:class-names="">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8278in" svg:y="0in" svg:width="1.55028in" svg:height="0.3937in" draw:id="id292" draw:style-name="a1513" draw:name="Forma libre 20">
          <svg:title/>
          <svg:desc/>
          <text:p text:style-name="a1512" text:class-names="" text:cond-style-name=""><text:span text:style-name="a1511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.0067in" svg:width="1.55844in" svg:height="0.387in" draw:id="id293" draw:style-name="a1516" draw:name="Forma libre 31">
          <svg:title/>
          <svg:desc/>
          <text:p text:style-name="a1515" text:class-names="" text:cond-style-name=""><text:span text:style-name="a1514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3306in" svg:y="-0.00445in" svg:width="4.59124in" svg:height="8.29092in" draw:id="id294" draw:style-name="a1519" draw:name="Rectángulo 40">
          <svg:title/>
          <svg:desc/>
          <text:p text:style-name="a1518" text:class-names="" text:cond-style-name=""><text:span text:style-name="a1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3306in" svg:y="0.01339in" svg:width="1.54642in" svg:height="0.38031in" draw:id="id295" draw:style-name="a1522" draw:name="Forma libre 80">
          <svg:title/>
          <svg:desc/>
          <text:p text:style-name="a1521" text:class-names="" text:cond-style-name=""><text:span text:style-name="a1520" text:class-names="">Administrativo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8635in" svg:y="2.21065in" svg:width="1.10927in" svg:height="0.61831in" draw:id="id296" draw:style-name="a1525" draw:name="Forma libre 168">
          <svg:title/>
          <svg:desc/>
          <text:p text:style-name="a1524" text:class-names="" text:cond-style-name=""><text:span text:style-name="a1523" text:class-names="">Entrega las piezas y solicita firma del vale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8635in" svg:y="1.27984in" svg:width="1.10927in" svg:height="0.61831in" draw:id="id297" draw:style-name="a1528" draw:name="Forma libre 169">
          <svg:title/>
          <svg:desc/>
          <text:p text:style-name="a1527" text:class-names="" text:cond-style-name=""><text:span text:style-name="a1526" text:class-names="">Registra egreso de piezas y genera el vale de repuest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9916in" svg:y="0.44993in" svg:width="1.27347in" svg:height="0.72579in" draw:id="id298" draw:style-name="a1531" draw:name="Forma libre 197">
          <svg:title/>
          <svg:desc/>
          <text:p text:style-name="a1530" text:class-names="" text:cond-style-name=""><text:span text:style-name="a1529" text:class-names="">Realiza control de recepción. Genera nueva pre orden y OR para el talle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5575in" svg:y="1.38535in" svg:width="1.1603in" svg:height="0.60434in" draw:id="id299" draw:style-name="a1534" draw:name="Forma libre 198">
          <svg:title/>
          <svg:desc/>
          <text:p text:style-name="a1533" text:class-names="" text:cond-style-name=""><text:span text:style-name="a1532" text:class-names="">Realiza consulta de VIN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1241in" svg:y="2.20544in" svg:width="1.07211in" svg:height="0.60776in" draw:id="id300" draw:style-name="a1537" draw:name="Forma libre 199">
          <svg:title/>
          <svg:desc/>
          <text:p text:style-name="a1536" text:class-names="" text:cond-style-name=""><text:span text:style-name="a1535" text:class-names="">Cliente firma document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668in" svg:y="2.21779in" svg:width="1.13819in" svg:height="0.60026in" draw:id="id301" draw:style-name="a1540" draw:name="Forma libre 200">
          <svg:title/>
          <svg:desc/>
          <text:p text:style-name="a1539" text:class-names="" text:cond-style-name=""><text:span text:style-name="a1538" text:class-names="">Vincula SdS a la nueva 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9474in" svg:y="2.22265in" svg:width="1.1236in" svg:height="0.59055in" draw:id="id302" draw:style-name="a1545" draw:name="Forma libre 201">
          <svg:title/>
          <svg:desc/>
          <text:p text:style-name="a1544" text:class-names="" text:cond-style-name=""><text:span text:style-name="a1541" text:class-names="">Recibe unidad</text:span><text:span text:style-name="a1542" text:class-names="">. Realiza pedido de piezas.</text:span><text:span text:style-name="a15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51in" svg:y="2.22642in" svg:width="1.14173in" svg:height="0.59055in" draw:id="id303" draw:style-name="a1548" draw:name="Forma libre 53">
          <svg:title/>
          <svg:desc/>
          <text:p text:style-name="a1547" text:class-names="" text:cond-style-name=""><text:span text:style-name="a1546" text:class-names="">Jefe de taller aprueba el pedido de piez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1272in" svg:y="3.09015in" svg:width="0.22758in" svg:height="0.19311in" draw:id="id304" draw:style-name="a1552" draw:name="Elipse 55">
          <svg:title/>
          <svg:desc/>
          <text:p text:style-name="a1551" text:class-names="" text:cond-style-name=""><text:span text:style-name="a1549" text:class-names="">6</text:span><text:span text:style-name="a15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4359in" svg:y1="1.17572in" draw:start-shape="id298" draw:start-glue-point="2" svg:x2="2.4359in" svg:y2="1.38535in" draw:end-shape="id299" draw:end-glue-point="0" draw:id="id305" draw:style-name="a1554" draw:name="Conector recto de flecha 2">
          <svg:title/>
          <svg:desc/>
        </draw:connector>
        <draw:connector draw:type="line" svg:x1="2.4359in" svg:y1="1.98969in" draw:start-shape="id299" draw:start-glue-point="2" svg:x2="2.4359in" svg:y2="2.21779in" draw:end-shape="id301" draw:end-glue-point="0" draw:id="id306" draw:style-name="a1556" draw:name="Conector recto de flecha 5">
          <svg:title/>
          <svg:desc/>
        </draw:connector>
        <draw:connector draw:type="line" svg:x1="1.8668in" svg:y1="2.51792in" draw:start-shape="id301" draw:start-glue-point="3" svg:x2="1.38452in" svg:y2="2.50932in" draw:end-shape="id300" draw:end-glue-point="1" draw:id="id307" draw:style-name="a1558" draw:name="Conector recto de flecha 8">
          <svg:title/>
          <svg:desc/>
        </draw:connector>
        <draw:connector draw:type="line" svg:x1="3.00499in" svg:y1="2.51792in" draw:start-shape="id301" draw:start-glue-point="1" svg:x2="3.59474in" svg:y2="2.51792in" draw:end-shape="id302" draw:end-glue-point="3" draw:id="id308" draw:style-name="a1560" draw:name="Conector recto de flecha 21">
          <svg:title/>
          <svg:desc/>
        </draw:connector>
        <draw:connector draw:type="line" svg:x1="4.71834in" svg:y1="2.51792in" draw:start-shape="id302" draw:start-glue-point="1" svg:x2="5.151in" svg:y2="2.52169in" draw:end-shape="id303" draw:end-glue-point="3" draw:id="id309" draw:style-name="a1562" draw:name="Conector recto de flecha 24">
          <svg:title/>
          <svg:desc/>
        </draw:connector>
        <draw:connector draw:type="line" svg:x1="6.29273in" svg:y1="2.52169in" draw:start-shape="id303" draw:start-glue-point="1" svg:x2="6.68635in" svg:y2="2.51981in" draw:end-shape="id296" draw:end-glue-point="3" draw:id="id310" draw:style-name="a1564" draw:name="Conector recto de flecha 27">
          <svg:title/>
          <svg:desc/>
        </draw:connector>
        <draw:connector draw:type="line" svg:x1="7.24098in" svg:y1="2.82896in" draw:start-shape="id296" draw:start-glue-point="2" svg:x2="7.24099in" svg:y2="3.09015in" draw:end-shape="id304" draw:end-glue-point="0" draw:id="id311" draw:style-name="a1566" draw:name="Conector recto de flecha 33">
          <svg:title/>
          <svg:desc/>
        </draw:connector>
        <draw:connector draw:type="line" svg:x1="7.24098in" svg:y1="2.21065in" draw:start-shape="id296" draw:start-glue-point="0" svg:x2="7.24098in" svg:y2="1.89815in" draw:end-shape="id297" draw:end-glue-point="2" draw:id="id312" draw:style-name="a1568" draw:name="Conector recto de flecha 37">
          <svg:title/>
          <svg:desc/>
        </draw:connector>
        <draw:custom-shape svg:x="7.9712in" svg:y="0in" svg:width="3.0531in" svg:height="0.3937in" draw:id="id313" draw:style-name="a1572" draw:name="Forma libre 80">
          <svg:title/>
          <svg:desc/>
          <text:p text:style-name="a1571" text:class-names="" text:cond-style-name=""><text:span text:style-name="a1569" text:class-names="">Mercedes Benz</text:span><text:span text:style-name="a15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6954in" svg:y="-0.00445in" svg:width="3.05477in" svg:height="8.29092in" draw:id="id314" draw:style-name="a1575" draw:name="Rectángulo 40">
          <svg:title/>
          <svg:desc/>
          <text:p text:style-name="a1574" text:class-names="" text:cond-style-name=""><text:span text:style-name="a15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089in" svg:y="1.34442in" svg:width="1.07211in" svg:height="0.60776in" draw:id="id315" draw:style-name="a1581" draw:name="Forma libre 199">
          <svg:title/>
          <svg:desc/>
          <text:p text:style-name="a1580" text:class-names="" text:cond-style-name=""><text:span text:style-name="a1576" text:class-names="">Recibe<text:s text:c="1"/></text:span><text:span text:style-name="a1577" text:class-names="">SdS</text:span><text:span text:style-name="a1578" text:class-names=""><text:s text:c="1"/>y verifica validez de la misma</text:span><text:span text:style-name="a15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21132in" svg:y="3.36663in" svg:width="1.26726in" svg:height="0.75586in" draw:id="id316" draw:style-name="a1588" draw:name="Forma libre 199">
          <svg:title/>
          <svg:desc/>
          <text:p text:style-name="a1587" text:class-names="" text:cond-style-name=""><text:span text:style-name="a1582" text:class-names="">Notifica</text:span><text:span text:style-name="a1583" text:class-names=""><text:s text:c="1"/>al concesionario sobre el<text:s text:c="1"/></text:span><text:span text:style-name="a1584" text:class-names="">envio</text:span><text:span text:style-name="a1585" text:class-names=""><text:s text:c="1"/>de las piezas dañadas/ reemplazadas en el caso de corresponder.</text:span><text:span text:style-name="a15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3953in" svg:y="3.42034in" svg:width="1.15657in" svg:height="0.69478in" draw:id="id317" draw:style-name="a1595" draw:name="Forma libre 199">
          <svg:title/>
          <svg:desc/>
          <text:p text:style-name="a1594" text:class-names="" text:cond-style-name=""><text:span text:style-name="a1589" text:class-names="">Envía las piezas<text:s text:c="1"/></text:span><text:span text:style-name="a1590" text:class-names="">reempalazas</text:span><text:span text:style-name="a1591" text:class-names=""><text:s text:c="1"/></text:span><text:span text:style-name="a1592" text:class-names="">a MB para su análisis</text:span><text:span text:style-name="a15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5598in" svg:y="2.58314in" svg:width="1.37795in" svg:height="0.3937in" draw:id="id318" draw:style-name="a1599" draw:name="Forma libre 153">
          <svg:title/>
          <svg:desc/>
          <text:p text:style-name="a1598" text:class-names="" text:cond-style-name=""><text:span text:style-name="a1596" text:class-names="">¿Garantía válida?</text:span><text:span text:style-name="a1597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8.24156in" svg:y="5.30094in" svg:width="1.15657in" svg:height="0.70346in" draw:id="id319" draw:style-name="a1605" draw:name="Forma libre 199">
          <svg:title/>
          <svg:desc/>
          <text:p text:style-name="a1604" text:class-names="" text:cond-style-name=""><text:span text:style-name="a1600" text:class-names="">Notifica, por medio del<text:s text:c="1"/></text:span><text:span text:style-name="a1601" text:class-names="">delear</text:span><text:span text:style-name="a1602" text:class-names=""><text:s text:c="1"/>Extranet la resolución del reclamo</text:span><text:span text:style-name="a16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372in" svg:y="7.27434in" svg:width="1.15657in" svg:height="0.70346in" draw:id="id320" draw:style-name="a1609" draw:name="Forma libre 199">
          <svg:title/>
          <svg:desc/>
          <text:p text:style-name="a1608" text:class-names="" text:cond-style-name=""><text:span text:style-name="a1606" text:class-names="">Imprime resolución y adjunta a la OR</text:span><text:span text:style-name="a16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3087in" svg:y="6.41401in" svg:width="1.37795in" svg:height="0.3937in" draw:id="id321" draw:style-name="a1613" draw:name="Forma libre 153">
          <svg:title/>
          <svg:desc/>
          <text:p text:style-name="a1612" text:class-names="" text:cond-style-name=""><text:span text:style-name="a1610" text:class-names="">¿Garantía resuelta?</text:span><text:span text:style-name="a1611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8.7378in" svg:y="0.77776in" svg:width="0.21432in" svg:height="0.18589in" draw:id="id322" draw:style-name="a1617" draw:name="Elipse 337">
          <svg:title/>
          <svg:desc/>
          <text:p text:style-name="a1616" text:class-names="" text:cond-style-name=""><text:span text:style-name="a1614" text:class-names="">5</text:span><text:span text:style-name="a16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7074in" svg:y="0.72103in" svg:width="0.21432in" svg:height="0.1836in" draw:id="id323" draw:style-name="a1621" draw:name="Elipse 337">
          <svg:title/>
          <svg:desc/>
          <text:p text:style-name="a1620" text:class-names="" text:cond-style-name=""><text:span text:style-name="a1618" text:class-names="">4</text:span><text:span text:style-name="a16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84496in" svg:y1="0.96365in" draw:start-shape="id322" draw:start-glue-point="2" svg:x2="8.84496in" svg:y2="1.34442in" draw:end-shape="id315" draw:end-glue-point="0" draw:id="id324" draw:style-name="a1623" draw:name="Conector recto de flecha 58">
          <svg:title/>
          <svg:desc/>
        </draw:connector>
        <draw:connector draw:type="line" svg:x1="1.28506in" svg:y1="0.81282in" draw:start-shape="id323" draw:start-glue-point="1" svg:x2="1.79916in" svg:y2="0.81283in" draw:end-shape="id298" draw:end-glue-point="3" draw:id="id325" draw:style-name="a1625" draw:name="Conector recto de flecha 61">
          <svg:title/>
          <svg:desc/>
        </draw:connector>
        <draw:connector draw:type="line" svg:x1="8.84496in" svg:y1="1.95218in" draw:start-shape="id315" draw:start-glue-point="2" svg:x2="8.84496in" svg:y2="2.58314in" draw:end-shape="id318" draw:end-glue-point="0" draw:id="id326" draw:style-name="a1627" draw:name="Conector recto de flecha 64">
          <svg:title/>
          <svg:desc/>
        </draw:connector>
        <draw:connector draw:type="line" svg:x1="8.84496in" svg:y1="2.97684in" draw:start-shape="id318" draw:start-glue-point="2" svg:x2="8.84495in" svg:y2="3.36663in" draw:end-shape="id316" draw:end-glue-point="0" draw:id="id327" draw:style-name="a1629" draw:name="Conector recto de flecha 67">
          <svg:title/>
          <svg:desc/>
        </draw:connector>
        <draw:connector draw:type="line" svg:x1="8.81985in" svg:y1="6.00441in" draw:start-shape="id319" draw:start-glue-point="2" svg:x2="8.81985in" svg:y2="6.41401in" draw:end-shape="id321" draw:end-glue-point="0" draw:id="id328" draw:style-name="a1631" draw:name="Conector recto de flecha 73">
          <svg:title/>
          <svg:desc/>
        </draw:connector>
        <draw:connector draw:type="line" svg:x1="8.13087in" svg:y1="6.61086in" draw:start-shape="id321" draw:start-glue-point="3" svg:x2="3.03029in" svg:y2="6.59937in" draw:end-shape="id329" draw:end-glue-point="1" draw:id="id330" draw:style-name="a1633" draw:name="Conector recto de flecha 76">
          <svg:title/>
          <svg:desc/>
        </draw:connector>
        <draw:connector draw:type="line" svg:x1="8.21132in" svg:y1="3.74456in" draw:start-shape="id316" draw:start-glue-point="3" svg:x2="2.9961in" svg:y2="3.76773in" draw:end-shape="id317" draw:end-glue-point="1" draw:id="id331" draw:style-name="a1635" draw:name="Conector recto de flecha 82">
          <svg:title/>
          <svg:desc/>
        </draw:connector>
        <draw:connector draw:type="standard" svg:x1="5.60598in" svg:y1="1.47953in" draw:start-shape="id317" draw:start-glue-point="2" svg:x2="5.0534in" svg:y2="7.30327in" draw:end-shape="id332" draw:end-glue-point="3" draw:id="id333" draw:style-name="a1637" draw:transform="translate(-5.32969in -4.3914in) rotate(-4.71239) translate(5.32969in 4.3914in)" draw:name="Conector angular 84">
          <svg:title/>
          <svg:desc/>
        </draw:connector>
        <draw:custom-shape svg:x="8.24156in" svg:y="4.34155in" svg:width="1.15657in" svg:height="0.65228in" draw:id="id332" draw:style-name="a1641" draw:name="Forma libre 199">
          <svg:title/>
          <svg:desc/>
          <text:p text:style-name="a1640" text:class-names="" text:cond-style-name=""><text:span text:style-name="a1638" text:class-names="">Recibe la pieza y analiza su estado y falla.</text:span><text:span text:style-name="a163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88165in" svg:y="2.45832in" svg:width="0.94664in" svg:height="0.62621in" draw:id="id334" draw:style-name="a1645" draw:name="Forma libre 199">
          <svg:title/>
          <svg:desc/>
          <text:p text:style-name="a1644" text:class-names="" text:cond-style-name=""><text:span text:style-name="a1642" text:class-names="">Notifica al concesionario.<text:s text:c="1"/></text:span><text:span text:style-name="a16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8.81985in" svg:y1="4.99383in" draw:start-shape="id332" draw:start-glue-point="2" svg:x2="8.81985in" svg:y2="5.30094in" draw:end-shape="id319" draw:end-glue-point="0" draw:id="id335" draw:style-name="a1647" draw:name="Conector recto de flecha 127">
          <svg:title/>
          <svg:desc/>
        </draw:connector>
        <draw:connector draw:type="line" svg:x1="9.53393in" svg:y1="2.77999in" draw:start-shape="id318" draw:start-glue-point="1" svg:x2="9.88165in" svg:y2="2.77143in" draw:end-shape="id334" draw:end-glue-point="3" draw:id="id336" draw:style-name="a1649" draw:name="Conector recto de flecha 132">
          <svg:title/>
          <svg:desc/>
        </draw:connector>
        <draw:connector draw:type="line" svg:x1="8.81985in" svg:y1="6.80771in" draw:start-shape="id321" draw:start-glue-point="2" svg:x2="8.81421in" svg:y2="7.27355in" draw:id="id337" draw:style-name="a1651" draw:name="Conector recto de flecha 29">
          <svg:title/>
          <svg:desc/>
        </draw:connector>
        <draw:custom-shape svg:x="9.7674in" svg:y="3.39283in" svg:width="1.15657in" svg:height="0.70346in" draw:id="id338" draw:style-name="a1655" draw:name="Forma libre 199">
          <svg:title/>
          <svg:desc/>
          <text:p text:style-name="a1654" text:class-names="" text:cond-style-name=""><text:span text:style-name="a1652" text:class-names="">Factura el costo de la pieza al concesionario.</text:span><text:span text:style-name="a165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0.35498in" svg:y1="3.08454in" draw:start-shape="id334" draw:start-glue-point="2" svg:x2="10.34569in" svg:y2="3.39283in" draw:end-shape="id338" draw:end-glue-point="0" draw:id="id339" draw:style-name="a1657" draw:name="Conector recto de flecha 71">
          <svg:title/>
          <svg:desc/>
        </draw:connector>
        <draw:custom-shape svg:x="1.13011in" svg:y="7.52911in" svg:width="0.22758in" svg:height="0.19311in" draw:id="id340" draw:style-name="a1661" draw:name="Elipse 55">
          <svg:title/>
          <svg:desc/>
          <text:p text:style-name="a1660" text:class-names="" text:cond-style-name=""><text:span text:style-name="a1658" text:class-names="">8</text:span><text:span text:style-name="a16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70042in" svg:y="7.28535in" svg:width="0.22758in" svg:height="0.19311in" draw:id="id341" draw:style-name="a1665" draw:name="Elipse 55">
          <svg:title/>
          <svg:desc/>
          <text:p text:style-name="a1664" text:class-names="" text:cond-style-name=""><text:span text:style-name="a1662" text:class-names="">7</text:span><text:span text:style-name="a16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87372in" svg:y1="7.62607in" draw:start-shape="id320" draw:start-glue-point="3" svg:x2="1.35769in" svg:y2="7.62567in" draw:end-shape="id340" draw:end-glue-point="1" draw:id="id342" draw:style-name="a1667" draw:name="Conector recto de flecha 138">
          <svg:title/>
          <svg:desc/>
        </draw:connector>
        <draw:custom-shape svg:x="1.87372in" svg:y="6.24763in" svg:width="1.15657in" svg:height="0.70346in" draw:id="id329" draw:style-name="a1671" draw:name="Forma libre 199">
          <svg:title/>
          <svg:desc/>
          <text:p text:style-name="a1670" text:class-names="" text:cond-style-name=""><text:span text:style-name="a1668" text:class-names="">Cierra <text:s text:c="1"/>la OR por la parte de garantías</text:span><text:span text:style-name="a166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452in" svg:y1="6.9511in" draw:start-shape="id329" draw:start-glue-point="2" svg:x2="2.452in" svg:y2="7.27434in" draw:end-shape="id320" draw:end-glue-point="0" draw:id="id343" draw:style-name="a1673" draw:name="Conector recto de flecha 148">
          <svg:title/>
          <svg:desc/>
        </draw:connector>
        <draw:custom-shape svg:x="7.54121in" svg:y="5.55612in" svg:width="0.22758in" svg:height="0.19311in" draw:id="id344" draw:style-name="a1677" draw:name="Elipse 55">
          <svg:title/>
          <svg:desc/>
          <text:p text:style-name="a1676" text:class-names="" text:cond-style-name=""><text:span text:style-name="a1674" text:class-names="">9</text:span><text:span text:style-name="a16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7.76879in" svg:y1="5.65267in" draw:start-shape="id344" draw:start-glue-point="1" svg:x2="8.24156in" svg:y2="5.65268in" draw:end-shape="id319" draw:end-glue-point="3" draw:id="id345" draw:style-name="a1679" draw:name="Conector recto de flecha 152">
          <svg:title/>
          <svg:desc/>
        </draw:connector>
        <draw:frame draw:id="id346" draw:style-name="a1682" draw:name="CuadroTexto 89" svg:x="9.53355in" svg:y="2.50753in" svg:width="0.37365in" svg:height="0.21468in">
          <draw:text-box>
            <text:p text:style-name="a1681" text:class-names="" text:cond-style-name=""><text:span text:style-name="a1680" text:class-names="">NO</text:span></text:p>
          </draw:text-box>
          <svg:title/>
          <svg:desc/>
        </draw:frame>
        <draw:frame draw:id="id347" draw:style-name="a1685" draw:name="CuadroTexto 98" svg:x="8.79968in" svg:y="3.00544in" svg:width="0.31457in" svg:height="0.20866in">
          <draw:text-box>
            <text:p text:style-name="a1684" text:class-names="" text:cond-style-name=""><text:span text:style-name="a1683" text:class-names="">SI</text:span></text:p>
          </draw:text-box>
          <svg:title/>
          <svg:desc/>
        </draw:frame>
        <draw:frame draw:id="id348" draw:style-name="a1688" draw:name="CuadroTexto 89" svg:x="8.84495in" svg:y="6.89804in" svg:width="0.37365in" svg:height="0.21468in">
          <draw:text-box>
            <text:p text:style-name="a1687" text:class-names="" text:cond-style-name=""><text:span text:style-name="a1686" text:class-names="">NO</text:span></text:p>
          </draw:text-box>
          <svg:title/>
          <svg:desc/>
        </draw:frame>
        <draw:frame draw:id="id349" draw:style-name="a1691" draw:name="CuadroTexto 98" svg:x="7.95334in" svg:y="6.32927in" svg:width="0.31457in" svg:height="0.20866in">
          <draw:text-box>
            <text:p text:style-name="a1690" text:class-names="" text:cond-style-name=""><text:span text:style-name="a1689" text:class-names="">SI</text:span></text:p>
          </draw:text-box>
          <svg:title/>
          <svg:desc/>
        </draw:frame>
        <presentation:notes draw:style-name="a1697">
          <draw:frame draw:id="id350" draw:style-name="a1694" draw:name="Marcador de número de diapositiva 6" svg:x="4.67953in" svg:y="11.10827in" svg:width="3.5878in" svg:height="0.58425in">
            <draw:text-box>
              <text:p text:style-name="a1693" text:class-names="" text:cond-style-name=""><text:span text:style-name="a1692" text:class-names=""><text:page-number style:num-format="1" text:fixed="false"/></text:span></text:p>
            </draw:text-box>
            <svg:title/>
            <svg:desc/>
          </draw:frame>
          <draw:frame draw:id="id351" presentation:style-name="a1695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3" svg:x="1.21007in" svg:y="0.88889in" svg:width="5.84549in" svg:height="4.38368in" presentation:class="page" draw:id="id352" presentation:style-name="a1696" draw:name="Marcador de imagen de diapositiva 2">
            <svg:title/>
            <svg:desc/>
          </draw:page-thumbnail>
        </presentation:notes>
      </draw:page>
      <draw:page draw:name="Slide4" draw:style-name="a1698" draw:master-page-name="Master1-Layout7-blank-En-blanco" presentation:presentation-page-layout-name="Master1-PPL7" draw:id="Slide-259">
        <draw:custom-shape svg:x="0in" svg:y="0.0067in" svg:width="3.20461in" svg:height="8.26772in" draw:id="id353" draw:style-name="a1701" draw:name="Rectángulo 16">
          <svg:title/>
          <svg:desc/>
          <text:p text:style-name="a1700" text:class-names="" text:cond-style-name=""><text:span text:style-name="a1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437in" svg:y="-0.0165in" svg:width="6.14994in" svg:height="8.29092in" draw:id="id354" draw:style-name="a1704" draw:name="Rectángulo 17">
          <svg:title/>
          <svg:desc/>
          <text:p text:style-name="a1703" text:class-names="" text:cond-style-name=""><text:span text:style-name="a1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-0.0165in" svg:width="3.20487in" svg:height="0.387in" draw:id="id355" draw:style-name="a1707" draw:name="Forma libre 18">
          <svg:title/>
          <svg:desc/>
          <text:p text:style-name="a1706" text:class-names="" text:cond-style-name=""><text:span text:style-name="a1705" text:class-names="">Responsable de Garantí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0462in" svg:y="-0.01373in" svg:width="1.67001in" svg:height="0.38423in" draw:id="id356" draw:style-name="a1711" draw:name="Forma libre 19">
          <svg:title/>
          <svg:desc/>
          <text:p text:style-name="a1710" text:class-names="" text:cond-style-name=""><text:span text:style-name="a1708" text:class-names="">Facturación</text:span><text:span text:style-name="a170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8264in" svg:y="-0.01373in" svg:width="2.4281in" svg:height="0.38423in" draw:id="id357" draw:style-name="a1715" draw:name="Forma libre 20">
          <svg:title/>
          <svg:desc/>
          <text:p text:style-name="a1714" text:class-names="" text:cond-style-name=""><text:span text:style-name="a1712" text:class-names="">Gerente de Postventa</text:span><text:span text:style-name="a171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0462in" svg:y="-0.0165in" svg:width="7.81969in" svg:height="8.29092in" draw:id="id358" draw:style-name="a1718" draw:name="Rectángulo 40">
          <svg:title/>
          <svg:desc/>
          <text:p text:style-name="a1717" text:class-names="" text:cond-style-name=""><text:span text:style-name="a1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1074in" svg:y="-0.0165in" svg:width="3.71356in" svg:height="0.387in" draw:id="id359" draw:style-name="a1722" draw:name="Forma libre 80">
          <svg:title/>
          <svg:desc/>
          <text:p text:style-name="a1721" text:class-names="" text:cond-style-name=""><text:span text:style-name="a1719" text:class-names="">Mercedes Benz</text:span><text:span text:style-name="a172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31074in" svg:y="-0.0165in" svg:width="3.71356in" svg:height="8.29092in" draw:id="id360" draw:style-name="a1725" draw:name="Rectángulo 40">
          <svg:title/>
          <svg:desc/>
          <text:p text:style-name="a1724" text:class-names="" text:cond-style-name=""><text:span text:style-name="a1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9864in" svg:y="6.98333in" svg:width="1.15657in" svg:height="0.70346in" draw:id="id361" draw:style-name="a1729" draw:name="Forma libre 199">
          <svg:title/>
          <svg:desc/>
          <text:p text:style-name="a1728" text:class-names="" text:cond-style-name=""><text:span text:style-name="a1726" text:class-names="">Confecciona la factura<text:s text:c="1"/></text:span><text:span text:style-name="a172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86533in" svg:y="6.98333in" svg:width="1.41435in" svg:height="0.70346in" draw:id="id362" draw:style-name="a1733" draw:name="Forma libre 199">
          <svg:title/>
          <svg:desc/>
          <text:p text:style-name="a1732" text:class-names="" text:cond-style-name=""><text:span text:style-name="a1730" text:class-names="">Recibe factura. Realiza el deposito del monto correspondiente en la cuenta de AECSA</text:span><text:span text:style-name="a17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8699in" svg:y="0.8717in" svg:width="1.57888in" svg:height="0.3937in" draw:id="id363" draw:style-name="a1739" draw:name="Forma libre 153">
          <svg:title/>
          <svg:desc/>
          <text:p text:style-name="a1738" text:class-names="" text:cond-style-name=""><text:span text:style-name="a1734" text:class-names="">¿Solicita</text:span><text:span text:style-name="a1735" text:class-names=""><text:s text:c="1"/>información</text:span><text:span text:style-name="a1736" text:class-names="">?</text:span><text:span text:style-name="a1737" text:class-names=""/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8.19815in" svg:y="3.11151in" svg:width="1.15657in" svg:height="0.70346in" draw:id="id364" draw:style-name="a1745" draw:name="Forma libre 199">
          <svg:title/>
          <svg:desc/>
          <text:p text:style-name="a1744" text:class-names="" text:cond-style-name=""><text:span text:style-name="a1740" text:class-names="">Factura el costo de la pieza al<text:s text:c="1"/></text:span><text:span text:style-name="a1741" text:class-names="">consecionario</text:span><text:span text:style-name="a1742" text:class-names="">.</text:span><text:span text:style-name="a17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3622in" svg:y="4.97404in" svg:width="1.19109in" svg:height="0.73236in" draw:id="id365" draw:style-name="a1749" draw:name="Forma libre 199">
          <svg:title/>
          <svg:desc/>
          <text:p text:style-name="a1748" text:class-names="" text:cond-style-name=""><text:span text:style-name="a1746" text:class-names="">Recibe notificación sobre una nueva imputación de garantía no reconocida.</text:span><text:span text:style-name="a174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11749in" svg:y="4.9708in" svg:width="1.15657in" svg:height="0.70346in" draw:id="id366" draw:style-name="a1754" draw:name="Forma libre 199">
          <svg:title/>
          <svg:desc/>
          <text:p text:style-name="a1753" text:class-names="" text:cond-style-name=""><text:span text:style-name="a1750" text:class-names="">El importe de la OR es imputado al centro de costo de garantías no<text:s text:c="1"/></text:span><text:span text:style-name="a1751" text:class-names="">reconociedas</text:span><text:span text:style-name="a175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7647in" svg:y="6.47205in" svg:width="0.22758in" svg:height="0.19311in" draw:id="id367" draw:style-name="a1758" draw:name="Elipse 55">
          <svg:title/>
          <svg:desc/>
          <text:p text:style-name="a1757" text:class-names="" text:cond-style-name=""><text:span text:style-name="a1755" text:class-names="">8</text:span><text:span text:style-name="a17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65521in" svg:y1="7.33506in" draw:start-shape="id361" draw:start-glue-point="1" svg:x2="7.86533in" svg:y2="7.33506in" draw:end-shape="id362" draw:end-glue-point="3" draw:id="id368" draw:style-name="a1760" draw:name="Conector recto de flecha 159">
          <svg:title/>
          <svg:desc/>
        </draw:connector>
        <draw:custom-shape svg:x="8.19815in" svg:y="2.07972in" svg:width="1.15657in" svg:height="0.62621in" draw:id="id369" draw:style-name="a1764" draw:name="Forma libre 199">
          <svg:title/>
          <svg:desc/>
          <text:p text:style-name="a1763" text:class-names="" text:cond-style-name=""><text:span text:style-name="a1761" text:class-names="">Notifica al concesionario.<text:s text:c="1"/></text:span><text:span text:style-name="a176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91772in" svg:y="7.22087in" svg:width="0.66667in" svg:height="0.22838in" draw:id="id370" draw:style-name="a1767" draw:name="Terminador 165">
          <svg:title/>
          <svg:desc/>
          <text:p text:style-name="a1766" text:class-names="" text:cond-style-name=""><text:span text:style-name="a1765" text:class-names="">Fin</text:span></text:p>
          <draw:enhanced-geometry xmlns:dr3d="urn:oasis:names:tc:opendocument:xmlns:dr3d:1.0"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?f8 * 1018 / 21600"/>
            <draw:equation draw:name="f13" draw:formula="?f8 * 20582 / 21600"/>
            <draw:equation draw:name="f14" draw:formula="?f7 * 3163 / 21600"/>
            <draw:equation draw:name="f15" draw:formula="?f7 * 18437 / 21600"/>
            <draw:equation draw:name="f16" draw:formula="?f12 / ?f10"/>
            <draw:equation draw:name="f17" draw:formula="?f13 / ?f10"/>
            <draw:equation draw:name="f18" draw:formula="?f14 / ?f11"/>
            <draw:equation draw:name="f19" draw:formula="?f15 / ?f11"/>
            <draw:equation draw:name="f20" draw:formula="21550000 - ?f1"/>
            <draw:equation draw:name="f21" draw:formula="if(?f20, ?f1, 21550000)"/>
            <draw:equation draw:name="f22" draw:formula="-21550000 - ?f21"/>
            <draw:equation draw:name="f23" draw:formula="if(?f22, -21550000, ?f21)"/>
            <draw:equation draw:name="f24" draw:formula="?f0 + ?f23"/>
            <draw:equation draw:name="f25" draw:formula="?f0 + ?f2"/>
            <draw:equation draw:name="f26" draw:formula="?f25 * ?f9 / ?f1"/>
            <draw:equation draw:name="f27" draw:formula="0 - ?f26"/>
            <draw:equation draw:name="f28" draw:formula="cos(?f27)"/>
            <draw:equation draw:name="f29" draw:formula="0 - ?f28"/>
            <draw:equation draw:name="f30" draw:formula="?f29 * 3475"/>
            <draw:equation draw:name="f31" draw:formula="sin(?f27)"/>
            <draw:equation draw:name="f32" draw:formula="0 - ?f31"/>
            <draw:equation draw:name="f33" draw:formula="?f32 * 10800"/>
            <draw:equation draw:name="f34" draw:formula="sqrt(?f30 * ?f30 + ?f33 * ?f33 + 0 * 0)"/>
            <draw:equation draw:name="f35" draw:formula="3475 * 10800 / ?f34"/>
            <draw:equation draw:name="f36" draw:formula="?f32 * ?f35"/>
            <draw:equation draw:name="f37" draw:formula="18125 - ?f36"/>
            <draw:equation draw:name="f38" draw:formula="?f29 * ?f35"/>
            <draw:equation draw:name="f39" draw:formula="0 - ?f38"/>
            <draw:equation draw:name="f40" draw:formula="?f37 - 3475"/>
            <draw:equation draw:name="f41" draw:formula="?f39 - 10800"/>
            <draw:equation draw:name="f42" draw:formula="?f37 + 3475"/>
            <draw:equation draw:name="f43" draw:formula="?f39 + 10800"/>
            <draw:equation draw:name="f44" draw:formula="?f24 + ?f2"/>
            <draw:equation draw:name="f45" draw:formula="?f44 * ?f9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3475"/>
            <draw:equation draw:name="f50" draw:formula="sin(?f46)"/>
            <draw:equation draw:name="f51" draw:formula="0 - ?f50"/>
            <draw:equation draw:name="f52" draw:formula="?f51 * 10800"/>
            <draw:equation draw:name="f53" draw:formula="sqrt(?f49 * ?f49 + ?f52 * ?f52 + 0 * 0)"/>
            <draw:equation draw:name="f54" draw:formula="3475 * 10800 / ?f53"/>
            <draw:equation draw:name="f55" draw:formula="?f51 * ?f54"/>
            <draw:equation draw:name="f56" draw:formula="?f37 + ?f55"/>
            <draw:equation draw:name="f57" draw:formula="?f48 * ?f54"/>
            <draw:equation draw:name="f58" draw:formula="?f39 + ?f57"/>
            <draw:equation draw:name="f59" draw:formula="if(?f23, 18125, ?f40)"/>
            <draw:equation draw:name="f60" draw:formula="if(?f23, 0, ?f41)"/>
            <draw:equation draw:name="f61" draw:formula="if(?f23, 18125, ?f42)"/>
            <draw:equation draw:name="f62" draw:formula="if(?f23, 0, ?f43)"/>
            <draw:equation draw:name="f63" draw:formula="if(?f23, ?f40, ?f56)"/>
            <draw:equation draw:name="f64" draw:formula="if(?f23, ?f41, ?f58)"/>
            <draw:equation draw:name="f65" draw:formula="if(?f23, ?f42, ?f56)"/>
            <draw:equation draw:name="f66" draw:formula="if(?f23, ?f43, ?f58)"/>
            <draw:equation draw:name="f67" draw:formula="?f2 + ?f23"/>
            <draw:equation draw:name="f68" draw:formula="?f2 + ?f2"/>
            <draw:equation draw:name="f69" draw:formula="?f68 * ?f9 / ?f1"/>
            <draw:equation draw:name="f70" draw:formula="0 - ?f69"/>
            <draw:equation draw:name="f71" draw:formula="cos(?f70)"/>
            <draw:equation draw:name="f72" draw:formula="0 - ?f71"/>
            <draw:equation draw:name="f73" draw:formula="?f72 * 3475"/>
            <draw:equation draw:name="f74" draw:formula="sin(?f70)"/>
            <draw:equation draw:name="f75" draw:formula="0 - ?f74"/>
            <draw:equation draw:name="f76" draw:formula="?f75 * 10800"/>
            <draw:equation draw:name="f77" draw:formula="sqrt(?f73 * ?f73 + ?f76 * ?f76 + 0 * 0)"/>
            <draw:equation draw:name="f78" draw:formula="3475 * 10800 / ?f77"/>
            <draw:equation draw:name="f79" draw:formula="?f75 * ?f78"/>
            <draw:equation draw:name="f80" draw:formula="3475 - ?f79"/>
            <draw:equation draw:name="f81" draw:formula="?f72 * ?f78"/>
            <draw:equation draw:name="f82" draw:formula="21600 - ?f81"/>
            <draw:equation draw:name="f83" draw:formula="?f80 - 3475"/>
            <draw:equation draw:name="f84" draw:formula="?f82 - 10800"/>
            <draw:equation draw:name="f85" draw:formula="?f80 + 3475"/>
            <draw:equation draw:name="f86" draw:formula="?f82 + 10800"/>
            <draw:equation draw:name="f87" draw:formula="?f67 + ?f2"/>
            <draw:equation draw:name="f88" draw:formula="?f87 * ?f9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3475"/>
            <draw:equation draw:name="f93" draw:formula="sin(?f89)"/>
            <draw:equation draw:name="f94" draw:formula="0 - ?f93"/>
            <draw:equation draw:name="f95" draw:formula="?f94 * 10800"/>
            <draw:equation draw:name="f96" draw:formula="sqrt(?f92 * ?f92 + ?f95 * ?f95 + 0 * 0)"/>
            <draw:equation draw:name="f97" draw:formula="3475 * 10800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23, 3475, ?f83)"/>
            <draw:equation draw:name="f103" draw:formula="if(?f23, 21600, ?f84)"/>
            <draw:equation draw:name="f104" draw:formula="if(?f23, 3475, ?f85)"/>
            <draw:equation draw:name="f105" draw:formula="if(?f23, 21600, ?f86)"/>
            <draw:equation draw:name="f106" draw:formula="if(?f23, ?f83, ?f99)"/>
            <draw:equation draw:name="f107" draw:formula="if(?f23, ?f84, ?f101)"/>
            <draw:equation draw:name="f108" draw:formula="if(?f23, ?f85, ?f99)"/>
            <draw:equation draw:name="f109" draw:formula="if(?f23, ?f86, ?f101)"/>
          </draw:enhanced-geometry>
        </draw:custom-shape>
        <draw:connector draw:type="line" svg:x1="9.27968in" svg:y1="7.33506in" draw:start-shape="id362" draw:start-glue-point="1" svg:x2="9.91772in" svg:y2="7.33506in" draw:end-shape="id370" draw:end-glue-point="3" draw:id="id371" draw:style-name="a1769" draw:name="Conector recto de flecha 169">
          <svg:title/>
          <svg:desc/>
        </draw:connector>
        <draw:custom-shape svg:x="1.21198in" svg:y="6.98332in" svg:width="1.15657in" svg:height="0.70346in" draw:id="id372" draw:style-name="a1773" draw:name="Forma libre 199">
          <svg:title/>
          <svg:desc/>
          <text:p text:style-name="a1772" text:class-names="" text:cond-style-name=""><text:span text:style-name="a1770" text:class-names="">Solicita facturación de la OR para MB<text:s text:c="1"/></text:span><text:span text:style-name="a17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79026in" svg:y1="6.66516in" draw:start-shape="id367" draw:start-glue-point="2" svg:x2="1.79026in" svg:y2="6.98332in" draw:end-shape="id372" draw:end-glue-point="0" draw:id="id373" draw:style-name="a1775" draw:name="Conector recto de flecha 173">
          <svg:title/>
          <svg:desc/>
        </draw:connector>
        <draw:connector draw:type="line" svg:x1="2.36854in" svg:y1="7.33506in" draw:start-shape="id372" draw:start-glue-point="1" svg:x2="3.49864in" svg:y2="7.33506in" draw:end-shape="id361" draw:end-glue-point="3" draw:id="id374" draw:style-name="a1777" draw:name="Conector recto de flecha 178">
          <svg:title/>
          <svg:desc/>
        </draw:connector>
        <draw:custom-shape svg:x="1.10968in" svg:y="0.71946in" svg:width="1.15657in" svg:height="0.70346in" draw:id="id375" draw:style-name="a1781" draw:name="Forma libre 199">
          <svg:title/>
          <svg:desc/>
          <text:p text:style-name="a1780" text:class-names="" text:cond-style-name=""><text:span text:style-name="a1778" text:class-names="">Envía documentación solicitada</text:span><text:span text:style-name="a17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11749in" svg:y="2.07525in" svg:width="1.15657in" svg:height="0.67237in" draw:id="id376" draw:style-name="a1785" draw:name="Forma libre 199">
          <svg:title/>
          <svg:desc/>
          <text:p text:style-name="a1784" text:class-names="" text:cond-style-name=""><text:span text:style-name="a1782" text:class-names="">Cierra <text:s text:c="1"/>la OR por la parte de garantías</text:span><text:span text:style-name="a17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11749in" svg:y="3.73241in" svg:width="1.15657in" svg:height="0.70346in" draw:id="id377" draw:style-name="a1789" draw:name="Forma libre 199">
          <svg:title/>
          <svg:desc/>
          <text:p text:style-name="a1788" text:class-names="" text:cond-style-name=""><text:span text:style-name="a1786" text:class-names="">Imprime resolución y adjunta a la OR</text:span><text:span text:style-name="a178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8.19815in" svg:y1="2.39283in" draw:start-shape="id369" draw:start-glue-point="3" svg:x2="2.27406in" svg:y2="2.41143in" draw:end-shape="id376" draw:end-glue-point="1" draw:id="id378" draw:style-name="a1791" draw:name="Conector recto de flecha 194">
          <svg:title/>
          <svg:desc/>
        </draw:connector>
        <draw:connector draw:type="line" svg:x1="8.77643in" svg:y1="2.70593in" draw:start-shape="id369" draw:start-glue-point="2" svg:x2="8.77643in" svg:y2="3.11151in" draw:end-shape="id364" draw:end-glue-point="0" draw:id="id379" draw:style-name="a1793" draw:name="Conector recto de flecha 197">
          <svg:title/>
          <svg:desc/>
        </draw:connector>
        <draw:connector draw:type="line" svg:x1="8.77643in" svg:y1="1.2654in" draw:start-shape="id363" draw:start-glue-point="2" svg:x2="8.77643in" svg:y2="2.07972in" draw:end-shape="id369" draw:end-glue-point="0" draw:id="id380" draw:style-name="a1795" draw:name="Conector recto de flecha 200">
          <svg:title/>
          <svg:desc/>
        </draw:connector>
        <draw:connector draw:type="line" svg:x1="7.98699in" svg:y1="1.06856in" draw:start-shape="id363" draw:start-glue-point="3" svg:x2="2.26625in" svg:y2="1.07119in" draw:end-shape="id375" draw:end-glue-point="1" draw:id="id381" draw:style-name="a1797" draw:name="Conector recto de flecha 203">
          <svg:title/>
          <svg:desc/>
        </draw:connector>
        <draw:connector draw:type="line" svg:x1="1.69577in" svg:y1="2.74762in" draw:start-shape="id376" draw:start-glue-point="2" svg:x2="1.69577in" svg:y2="3.73241in" draw:end-shape="id377" draw:end-glue-point="0" draw:id="id382" draw:style-name="a1799" draw:name="Conector recto de flecha 211">
          <svg:title/>
          <svg:desc/>
        </draw:connector>
        <draw:connector draw:type="line" svg:x1="1.69577in" svg:y1="4.43587in" draw:start-shape="id377" draw:start-glue-point="2" svg:x2="1.69577in" svg:y2="4.9708in" draw:end-shape="id366" draw:end-glue-point="0" draw:id="id383" draw:style-name="a1801" draw:name="Conector recto de flecha 217">
          <svg:title/>
          <svg:desc/>
        </draw:connector>
        <draw:connector draw:type="line" svg:x1="2.27406in" svg:y1="5.32253in" draw:start-shape="id366" draw:start-glue-point="1" svg:x2="5.43622in" svg:y2="5.34022in" draw:end-shape="id365" draw:end-glue-point="3" draw:id="id384" draw:style-name="a1803" draw:name="Conector recto de flecha 219">
          <svg:title/>
          <svg:desc/>
        </draw:connector>
        <draw:custom-shape svg:x="8.66264in" svg:y="0.43156in" svg:width="0.22758in" svg:height="0.19311in" draw:id="id385" draw:style-name="a1807" draw:name="Elipse 55">
          <svg:title/>
          <svg:desc/>
          <text:p text:style-name="a1806" text:class-names="" text:cond-style-name=""><text:span text:style-name="a1804" text:class-names="">7</text:span><text:span text:style-name="a18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77643in" svg:y1="0.62467in" draw:start-shape="id385" draw:start-glue-point="2" svg:x2="8.77643in" svg:y2="0.8717in" draw:end-shape="id363" draw:end-glue-point="0" draw:id="id386" draw:style-name="a1809" draw:name="Conector recto de flecha 222">
          <svg:title/>
          <svg:desc/>
        </draw:connector>
        <draw:custom-shape svg:x="0.48434in" svg:y="0.972in" svg:width="0.22758in" svg:height="0.19311in" draw:id="id387" draw:style-name="a1813" draw:name="Elipse 55">
          <svg:title/>
          <svg:desc/>
          <text:p text:style-name="a1812" text:class-names="" text:cond-style-name=""><text:span text:style-name="a1810" text:class-names="">9</text:span><text:span text:style-name="a18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10968in" svg:y1="1.07119in" draw:start-shape="id375" draw:start-glue-point="3" svg:x2="0.71191in" svg:y2="1.06855in" draw:end-shape="id387" draw:end-glue-point="1" draw:id="id388" draw:style-name="a1815" draw:name="Conector recto de flecha 225">
          <svg:title/>
          <svg:desc/>
        </draw:connector>
        <draw:frame draw:id="id389" draw:style-name="a1819" draw:name="CuadroTexto 89" svg:x="7.72902in" svg:y="1.51246in" svg:width="1.2047in" svg:height="0.54884in">
          <draw:text-box>
            <text:p text:style-name="a1818" text:class-names="" text:cond-style-name=""><text:span text:style-name="a1816" text:class-names="">NO, garantía rechazada</text:span><text:span text:style-name="a1817" text:class-names=""/></text:p>
          </draw:text-box>
          <svg:title/>
          <svg:desc/>
        </draw:frame>
        <draw:frame draw:id="id390" draw:style-name="a1822" draw:name="CuadroTexto 98" svg:x="7.57173in" svg:y="0.77808in" svg:width="0.31457in" svg:height="0.20866in">
          <draw:text-box>
            <text:p text:style-name="a1821" text:class-names="" text:cond-style-name=""><text:span text:style-name="a1820" text:class-names="">SI</text:span></text:p>
          </draw:text-box>
          <svg:title/>
          <svg:desc/>
        </draw:frame>
        <presentation:notes draw:style-name="a1828">
          <draw:frame draw:id="id391" draw:style-name="a1825" draw:name="Marcador de número de diapositiva 6" svg:x="4.67953in" svg:y="11.10827in" svg:width="3.5878in" svg:height="0.58425in">
            <draw:text-box>
              <text:p text:style-name="a1824" text:class-names="" text:cond-style-name=""><text:span text:style-name="a1823" text:class-names=""><text:page-number style:num-format="1" text:fixed="false"/></text:span></text:p>
            </draw:text-box>
            <svg:title/>
            <svg:desc/>
          </draw:frame>
          <draw:frame draw:id="id392" presentation:style-name="a1826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4" svg:x="1.21007in" svg:y="0.88889in" svg:width="5.84549in" svg:height="4.38368in" presentation:class="page" draw:id="id393" presentation:style-name="a1827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759" svg:viewBox="0 0 20 30" svg:d="m10 0-10 30h20z"/>
    <draw:marker draw:name="a1475" svg:viewBox="0 0 20 30" svg:d="m10 0-10 30h20z"/>
    <draw:marker draw:name="a1477" svg:viewBox="0 0 20 30" svg:d="m10 0-10 30h20z"/>
    <draw:marker draw:name="a1255" svg:viewBox="0 0 20 30" svg:d="m10 0-10 30h20z"/>
    <draw:marker draw:name="a1190" svg:viewBox="0 0 20 30" svg:d="m10 0-10 30h20z"/>
    <draw:marker draw:name="a1441" svg:viewBox="0 0 20 30" svg:d="m10 0-10 30h20z"/>
    <draw:marker draw:name="a1479" svg:viewBox="0 0 20 30" svg:d="m10 0-10 30h20z"/>
    <draw:marker draw:name="a1257" svg:viewBox="0 0 20 30" svg:d="m10 0-10 30h20z"/>
    <draw:marker draw:name="a1192" svg:viewBox="0 0 20 30" svg:d="m10 0-10 30h20z"/>
    <draw:marker draw:name="a1666" svg:viewBox="0 0 20 30" svg:d="m10 0-10 30h20z"/>
    <draw:marker draw:name="a1443" svg:viewBox="0 0 20 30" svg:d="m10 0-10 30h20z"/>
    <draw:marker draw:name="a1259" svg:viewBox="0 0 20 30" svg:d="m10 0-10 30h20z"/>
    <draw:marker draw:name="a1194" svg:viewBox="0 0 20 30" svg:d="m10 0-10 30h20z"/>
    <draw:marker draw:name="a1630" svg:viewBox="0 0 20 30" svg:d="m10 0-10 30h20z"/>
    <draw:marker draw:name="a1196" svg:viewBox="0 0 20 30" svg:d="m10 0-10 30h20z"/>
    <draw:marker draw:name="a1632" svg:viewBox="0 0 20 30" svg:d="m10 0-10 30h20z"/>
    <draw:marker draw:name="a1790" svg:viewBox="0 0 20 30" svg:d="m10 0-10 30h20z"/>
    <draw:marker draw:name="a1198" svg:viewBox="0 0 20 30" svg:d="m10 0-10 30h20z"/>
    <draw:marker draw:name="a1634" svg:viewBox="0 0 20 30" svg:d="m10 0-10 30h20z"/>
    <draw:marker draw:name="a1411" svg:viewBox="0 0 20 30" svg:d="m10 0-10 30h20z"/>
    <draw:marker draw:name="a1227" svg:viewBox="0 0 20 30" svg:d="m10 0-10 30h20z"/>
    <draw:marker draw:name="a1792" svg:viewBox="0 0 20 30" svg:d="m10 0-10 30h20z"/>
    <draw:marker draw:name="a1413" svg:viewBox="0 0 20 30" svg:d="m10 0-10 30h20z"/>
    <draw:marker draw:name="a1636" svg:viewBox="0 0 20 30" svg:d="m10 0-10 30h20z"/>
    <draw:marker draw:name="a1229" svg:viewBox="0 0 20 30" svg:d="m10 0-10 30h20z"/>
    <draw:marker draw:name="a1794" svg:viewBox="0 0 20 30" svg:d="m10 0-10 30h20z"/>
    <draw:marker draw:name="a1415" svg:viewBox="0 0 20 30" svg:d="m10 0-10 30h20z"/>
    <draw:marker draw:name="a1796" svg:viewBox="0 0 20 30" svg:d="m10 0-10 30h20z"/>
    <draw:marker draw:name="a1351" svg:viewBox="0 0 20 30" svg:d="m10 0-10 30h20z"/>
    <draw:marker draw:name="a1417" svg:viewBox="0 0 20 30" svg:d="m10 0-10 30h20z"/>
    <draw:marker draw:name="a1798" svg:viewBox="0 0 20 30" svg:d="m10 0-10 30h20z"/>
    <draw:marker draw:name="a1353" svg:viewBox="0 0 20 30" svg:d="m10 0-10 30h20z"/>
    <draw:marker draw:name="a1419" svg:viewBox="0 0 20 30" svg:d="m10 0-10 30h20z"/>
    <draw:marker draw:name="a1355" svg:viewBox="0 0 20 30" svg:d="m10 0-10 30h20z"/>
    <draw:marker draw:name="a1133" svg:viewBox="0 0 20 30" svg:d="m10 0-10 30h20z"/>
    <draw:marker draw:name="a1357" svg:viewBox="0 0 20 30" svg:d="m10 0-10 30h20z"/>
    <draw:marker draw:name="a1359" svg:viewBox="0 0 20 30" svg:d="m10 0-10 30h20z"/>
    <draw:marker draw:name="a1768" svg:viewBox="0 0 20 30" svg:d="m10 0-10 30h20z"/>
    <draw:marker draw:name="a1481" svg:viewBox="0 0 20 30" svg:d="m10 0-10 30h20z"/>
    <draw:marker draw:name="a1483" svg:viewBox="0 0 20 30" svg:d="m10 0-10 30h20z"/>
    <draw:marker draw:name="a1261" svg:viewBox="0 0 20 30" svg:d="m10 0-10 30h20z"/>
    <draw:marker draw:name="a1327" svg:viewBox="0 0 20 30" svg:d="m10 0-10 30h20z"/>
    <draw:marker draw:name="a1329" svg:viewBox="0 0 20 30" svg:d="m10 0-10 30h20z"/>
    <draw:marker draw:name="a1672" svg:viewBox="0 0 20 30" svg:d="m10 0-10 30h20z"/>
    <draw:marker draw:name="a1453" svg:viewBox="0 0 20 30" svg:d="m10 0-10 30h20z"/>
    <draw:marker draw:name="a1455" svg:viewBox="0 0 20 30" svg:d="m10 0-10 30h20z"/>
    <draw:marker draw:name="a1678" svg:viewBox="0 0 20 30" svg:d="m10 0-10 30h20z"/>
    <draw:marker draw:name="a1457" svg:viewBox="0 0 20 30" svg:d="m10 0-10 30h20z"/>
    <draw:marker draw:name="a1421" svg:viewBox="0 0 20 30" svg:d="m10 0-10 30h20z"/>
    <draw:marker draw:name="a1171" svg:viewBox="0 0 20 30" svg:d="m10 0-10 30h20z"/>
    <draw:marker draw:name="a1423" svg:viewBox="0 0 20 30" svg:d="m10 0-10 30h20z"/>
    <draw:marker draw:name="a1646" svg:viewBox="0 0 20 30" svg:d="m10 0-10 30h20z"/>
    <draw:marker draw:name="a1200" svg:viewBox="0 0 20 30" svg:d="m10 0-10 30h20z"/>
    <draw:marker draw:name="a1173" svg:viewBox="0 0 20 30" svg:d="m10 0-10 30h20z"/>
    <draw:marker draw:name="a1239" svg:viewBox="0 0 20 30" svg:d="m10 0-10 30h20z"/>
    <draw:marker draw:name="a1202" svg:viewBox="0 0 20 30" svg:d="m10 0-10 30h20z"/>
    <draw:marker draw:name="a1648" svg:viewBox="0 0 20 30" svg:d="m10 0-10 30h20z"/>
    <draw:marker draw:name="a1398" svg:viewBox="0 0 20 30" svg:d="m10 0-10 30h20z"/>
    <draw:marker draw:name="a1204" svg:viewBox="0 0 20 30" svg:d="m10 0-10 30h20z"/>
    <draw:marker draw:name="a1361" svg:viewBox="0 0 20 30" svg:d="m10 0-10 30h20z"/>
    <draw:marker draw:name="a1178" svg:viewBox="0 0 20 30" svg:d="m10 0-10 30h20z"/>
    <draw:marker draw:name="a1206" svg:viewBox="0 0 20 30" svg:d="m10 0-10 30h20z"/>
    <draw:marker draw:name="a1800" svg:viewBox="0 0 20 30" svg:d="m10 0-10 30h20z"/>
    <draw:marker draw:name="a1208" svg:viewBox="0 0 20 30" svg:d="m10 0-10 30h20z"/>
    <draw:marker draw:name="a1774" svg:viewBox="0 0 20 30" svg:d="m10 0-10 30h20z"/>
    <draw:marker draw:name="a1802" svg:viewBox="0 0 20 30" svg:d="m10 0-10 30h20z"/>
    <draw:marker draw:name="a1553" svg:viewBox="0 0 20 30" svg:d="m10 0-10 30h20z"/>
    <draw:marker draw:name="a1776" svg:viewBox="0 0 20 30" svg:d="m10 0-10 30h20z"/>
    <draw:marker draw:name="a1331" svg:viewBox="0 0 20 30" svg:d="m10 0-10 30h20z"/>
    <draw:marker draw:name="a1555" svg:viewBox="0 0 20 30" svg:d="m10 0-10 30h20z"/>
    <draw:marker draw:name="a1557" svg:viewBox="0 0 20 30" svg:d="m10 0-10 30h20z"/>
    <draw:marker draw:name="a1808" svg:viewBox="0 0 20 30" svg:d="m10 0-10 30h20z"/>
    <draw:marker draw:name="a1559" svg:viewBox="0 0 20 30" svg:d="m10 0-10 30h20z"/>
    <draw:marker draw:name="a1241" svg:viewBox="0 0 20 30" svg:d="m10 0-10 30h20z"/>
    <draw:marker draw:name="a1650" svg:viewBox="0 0 20 30" svg:d="m10 0-10 30h20z"/>
    <draw:marker draw:name="a1180" svg:viewBox="0 0 20 30" svg:d="m10 0-10 30h20z"/>
    <draw:marker draw:name="a1656" svg:viewBox="0 0 20 30" svg:d="m10 0-10 30h20z"/>
    <draw:marker draw:name="a1185" svg:viewBox="0 0 20 30" svg:d="m10 0-10 30h20z"/>
    <draw:marker draw:name="a1622" svg:viewBox="0 0 20 30" svg:d="m10 0-10 30h20z"/>
    <draw:marker draw:name="a1400" svg:viewBox="0 0 20 30" svg:d="m10 0-10 30h20z"/>
    <draw:marker draw:name="a1216" svg:viewBox="0 0 20 30" svg:d="m10 0-10 30h20z"/>
    <draw:marker draw:name="a1624" svg:viewBox="0 0 20 30" svg:d="m10 0-10 30h20z"/>
    <draw:marker draw:name="a1402" svg:viewBox="0 0 20 30" svg:d="m10 0-10 30h20z"/>
    <draw:marker draw:name="a1218" svg:viewBox="0 0 20 30" svg:d="m10 0-10 30h20z"/>
    <draw:marker draw:name="a1626" svg:viewBox="0 0 20 30" svg:d="m10 0-10 30h20z"/>
    <draw:marker draw:name="a1404" svg:viewBox="0 0 20 30" svg:d="m10 0-10 30h20z"/>
    <draw:marker draw:name="a1561" svg:viewBox="0 0 20 30" svg:d="m10 0-10 30h20z"/>
    <draw:marker draw:name="a1628" svg:viewBox="0 0 20 30" svg:d="m10 0-10 30h20z"/>
    <draw:marker draw:name="a1406" svg:viewBox="0 0 20 30" svg:d="m10 0-10 30h20z"/>
    <draw:marker draw:name="a1814" svg:viewBox="0 0 20 30" svg:d="m10 0-10 30h20z"/>
    <draw:marker draw:name="a1563" svg:viewBox="0 0 20 30" svg:d="m10 0-10 30h20z"/>
    <draw:marker draw:name="a1565" svg:viewBox="0 0 20 30" svg:d="m10 0-10 30h20z"/>
    <draw:marker draw:name="a1567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2-18T17:53:08Z</dc:date>
    <meta:editing-cycles>72</meta:editing-cycles>
    <meta:editing-duration>PT109413S</meta:editing-duration>
    <meta:document-statistic meta:paragraph-count="139" meta:word-count="733"/>
  </office:meta>
</office:document-meta>
</file>